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7.74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66ff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" style:family="table-cell" style:parent-style-name="Default">
      <style:table-cell-properties fo:background-color="#ffffcc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5" office:value-type="string">
            <text:p>MODE</text:p>
          </table:table-cell>
          <table:table-cell table:style-name="ce5" office:value-type="string">
            <text:p>TEMPS</text:p>
          </table:table-cell>
          <table:table-cell table:style-name="ce5" office:value-type="string">
            <text:p>PERS.</text:p>
          </table:table-cell>
          <table:table-cell table:style-name="ce6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</table:table-row>
        <table:table-row table:style-name="ro2">
          <table:table-cell office:value-type="string">
            <text:p>A_w_001458</text:p>
          </table:table-cell>
          <table:table-cell table:style-name="ce3"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459</text:p>
          </table:table-cell>
          <table:table-cell office:value-type="string">
            <text:p>sarraïm</text:p>
          </table:table-cell>
          <table:table-cell office:value-type="string">
            <text:p>saraz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60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DETcar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461</text:p>
          </table:table-cell>
          <table:table-cell office:value-type="string">
            <text:p>orgeilleusement</text:p>
          </table:table-cell>
          <table:table-cell office:value-type="string">
            <text:p>orgoillo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462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ADVsub</text:p>
          </table:table-cell>
          <table:table-cell table:number-columns-repeated="10"/>
        </table:table-row>
        <table:table-row table:style-name="ro2">
          <table:table-cell office:value-type="string">
            <text:p>A_w_001463</text:p>
          </table:table-cell>
          <table:table-cell table:style-name="ce4" office:value-type="string">
            <text:p>qui</text:p>
          </table:table-cell>
          <table:table-cell office:value-type="string">
            <text:p>qui</text:p>
          </table:table-cell>
          <table:table-cell office:value-type="string">
            <text:p>CONsub</text:p>
          </table:table-cell>
          <table:table-cell table:number-columns-repeated="9"/>
          <table:table-cell office:value-type="string">
            <text:p>Transcription : qu'il.</text:p>
          </table:table-cell>
        </table:table-row>
        <table:table-row table:style-name="ro2">
          <table:table-cell office:value-type="string">
            <text:p>A_w_001464</text:p>
          </table:table-cell>
          <table:table-cell table:style-name="ce4"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465</text:p>
          </table:table-cell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66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6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6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6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70</text:p>
          </table:table-cell>
          <table:table-cell office:value-type="string">
            <text:p>fierement</text:p>
          </table:table-cell>
          <table:table-cell office:value-type="string">
            <text:p>fie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471</text:p>
          </table:table-cell>
          <table:table-cell office:value-type="string">
            <text:p>dan</text:p>
          </table:table-cell>
          <table:table-cell office:value-type="string">
            <text:p>da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2">
          <table:table-cell office:value-type="string">
            <text:p>A_w_001472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47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47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2">
          <table:table-cell office:value-type="string">
            <text:p>A_w_001475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ADVint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7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477</text:p>
          </table:table-cell>
          <table:table-cell office:value-type="string">
            <text:p>Rol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78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47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0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81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482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483</text:p>
          </table:table-cell>
          <table:table-cell office:value-type="string">
            <text:p>asseürant</text:p>
          </table:table-cell>
          <table:table-cell office:value-type="string">
            <text:p>asseür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8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485</text:p>
          </table:table-cell>
          <table:table-cell table:number-columns-repeated="2"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6</text:p>
          </table:table-cell>
          <table:table-cell office:value-type="string">
            <text:p>mentie</text:p>
          </table:table-cell>
          <table:table-cell office:value-type="string">
            <text:p>ment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48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488</text:p>
          </table:table-cell>
          <table:table-cell office:value-type="string">
            <text:p>apel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8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490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1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49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9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494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95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1496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8</text:p>
          </table:table-cell>
          <table:table-cell office:value-type="string">
            <text:p>con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499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00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01</text:p>
          </table:table-cell>
          <table:table-cell office:value-type="string">
            <text:p>feïm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0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0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04</text:p>
          </table:table-cell>
          <table:table-cell office:value-type="string">
            <text:p>cort</text:p>
          </table:table-cell>
          <table:table-cell office:value-type="string">
            <text:p>co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0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1506</text:p>
          </table:table-cell>
          <table:table-cell office:value-type="string">
            <text:p>oiant</text:p>
          </table:table-cell>
          <table:table-cell office:value-type="string">
            <text:p>ö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1508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09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0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1</text:p>
          </table:table-cell>
          <table:table-cell office:value-type="string">
            <text:p>tret</text:p>
          </table:table-cell>
          <table:table-cell office:value-type="string">
            <text:p>tr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512</text:p>
          </table:table-cell>
          <table:table-cell office:value-type="string">
            <text:p>Rol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13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14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15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516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17</text:p>
          </table:table-cell>
          <table:table-cell office:value-type="string">
            <text:p>mos</text:p>
          </table:table-cell>
          <table:table-cell office:value-type="string">
            <text:p>mo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18</text:p>
          </table:table-cell>
          <table:table-cell office:value-type="string">
            <text:p>co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519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20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21</text:p>
          </table:table-cell>
          <table:table-cell table:number-columns-repeated="2"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22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23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24</text:p>
          </table:table-cell>
          <table:table-cell office:value-type="string">
            <text:p>é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525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26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27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28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29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530</text:p>
          </table:table-cell>
          <table:table-cell office:value-type="string">
            <text:p>creant</text:p>
          </table:table-cell>
          <table:table-cell office:value-type="string">
            <text:p>crëant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31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3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 office:value-type="string">
            <text:p>A_w_001533</text:p>
          </table:table-cell>
          <table:table-cell office:value-type="string">
            <text:p>lairai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34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35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36</text:p>
          </table:table-cell>
          <table:table-cell office:value-type="string">
            <text:p>h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37</text:p>
          </table:table-cell>
          <table:table-cell office:value-type="string">
            <text:p>vivant</text:p>
          </table:table-cell>
          <table:table-cell office:value-type="string">
            <text:p>vivre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Entrée à vivre1.</text:p>
          </table:table-cell>
        </table:table-row>
        <table:table-row table:style-name="ro1">
          <table:table-cell office:value-type="string">
            <text:p>A_w_001538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53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 office:value-type="string">
            <text:p>A_w_00154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41</text:p>
          </table:table-cell>
          <table:table-cell office:value-type="string">
            <text:p>rende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42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543</text:p>
          </table:table-cell>
          <table:table-cell office:value-type="string">
            <text:p>vancu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44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45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46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4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49</text:p>
          </table:table-cell>
          <table:table-cell table:number-columns-repeated="2" office:value-type="string">
            <text:p>mo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50</text:p>
          </table:table-cell>
          <table:table-cell office:value-type="string">
            <text:p>souffreras</text:p>
          </table:table-cell>
          <table:table-cell office:value-type="string">
            <text:p>sof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5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52</text:p>
          </table:table-cell>
          <table:table-cell office:value-type="string">
            <text:p>torment</text:p>
          </table:table-cell>
          <table:table-cell office:value-type="string">
            <text:p>tor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5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54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55</text:p>
          </table:table-cell>
          <table:table-cell office:value-type="string">
            <text:p>fa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556</text:p>
          </table:table-cell>
          <table:table-cell office:value-type="string">
            <text:p>donques</text:p>
          </table:table-cell>
          <table:table-cell office:value-type="string">
            <text:p>donc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57</text:p>
          </table:table-cell>
          <table:table-cell office:value-type="string">
            <text:p>i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558</text:p>
          </table:table-cell>
          <table:table-cell office:value-type="string">
            <text:p>pre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559</text:p>
          </table:table-cell>
          <table:table-cell office:value-type="string">
            <text:p>vos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60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6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562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63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64</text:p>
          </table:table-cell>
          <table:table-cell office:value-type="string">
            <text:p>acreant</text:p>
          </table:table-cell>
          <table:table-cell office:value-type="string">
            <text:p>acre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565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566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67</text:p>
          </table:table-cell>
          <table:table-cell office:value-type="string">
            <text:p>a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 office:value-type="string">
            <text:p>A_w_001568</text:p>
          </table:table-cell>
          <table:table-cell office:value-type="string">
            <text:p>fail</text:p>
          </table:table-cell>
          <table:table-cell office:value-type="string">
            <text:p>f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569</text:p>
          </table:table-cell>
          <table:table-cell office:value-type="string">
            <text:p>pendez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570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71</text:p>
          </table:table-cell>
          <table:table-cell office:value-type="string">
            <text:p>maitenant</text:p>
          </table:table-cell>
          <table:table-cell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7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73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74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575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76</text:p>
          </table:table-cell>
          <table:table-cell table:number-columns-repeated="2" office:value-type="string">
            <text:p>hau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77</text:p>
          </table:table-cell>
          <table:table-cell office:value-type="string">
            <text:p>Jhesu</text:p>
          </table:table-cell>
          <table:table-cell office:value-type="string">
            <text:p>jhes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79</text:p>
          </table:table-cell>
          <table:table-cell table:number-columns-repeated="2" office:value-type="string">
            <text:p>gloi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8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81</text:p>
          </table:table-cell>
          <table:table-cell office:value-type="string">
            <text:p>confonde</text:p>
          </table:table-cell>
          <table:table-cell office:value-type="string">
            <text:p>confo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8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583</text:p>
          </table:table-cell>
          <table:table-cell office:value-type="string">
            <text:p>cravent</text:p>
          </table:table-cell>
          <table:table-cell office:value-type="string">
            <text:p>cravant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8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85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86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87</text:p>
          </table:table-cell>
          <table:table-cell office:value-type="string">
            <text:p>a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 office:value-type="string">
            <text:p>A_w_00158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89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90</text:p>
          </table:table-cell>
          <table:table-cell office:value-type="string">
            <text:p>Rol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159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9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94</text:p>
          </table:table-cell>
          <table:table-cell office:value-type="string">
            <text:p>armé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95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9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597</text:p>
          </table:table-cell>
          <table:table-cell office:value-type="string">
            <text:p>cortesment</text:p>
          </table:table-cell>
          <table:table-cell office:value-type="string">
            <text:p>cortoi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cortois.</text:p>
          </table:table-cell>
        </table:table-row>
        <table:table-row table:style-name="ro2">
          <table:table-cell office:value-type="string">
            <text:p>A_w_001598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9</text:p>
          </table:table-cell>
          <table:table-cell table:number-columns-repeated="2" office:value-type="string">
            <text:p>do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00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01</text:p>
          </table:table-cell>
          <table:table-cell office:value-type="string">
            <text:p>vestent</text:p>
          </table:table-cell>
          <table:table-cell office:value-type="string">
            <text:p>ves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602</text:p>
          </table:table-cell>
          <table:table-cell table:style-name="ce4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603</text:p>
          </table:table-cell>
          <table:table-cell office:value-type="string">
            <text:p>haube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04</text:p>
          </table:table-cell>
          <table:table-cell office:value-type="string">
            <text:p>jaserant</text:p>
          </table:table-cell>
          <table:table-cell office:value-type="string">
            <text:p>jazere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1605</text:p>
          </table:table-cell>
          <table:table-cell office:value-type="string">
            <text:p>grosse</text:p>
          </table:table-cell>
          <table:table-cell office:value-type="string">
            <text:p>gr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06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07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08</text:p>
          </table:table-cell>
          <table:table-cell table:number-columns-repeated="2" office:value-type="string">
            <text:p>m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0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610</text:p>
          </table:table-cell>
          <table:table-cell office:value-type="string">
            <text:p>deriere</text:p>
          </table:table-cell>
          <table:table-cell office:value-type="string">
            <text:p>derrie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1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612</text:p>
          </table:table-cell>
          <table:table-cell office:value-type="string">
            <text:p>davant</text:p>
          </table:table-cell>
          <table:table-cell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613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14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1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16</text:p>
          </table:table-cell>
          <table:table-cell office:value-type="string">
            <text:p>lacent</text:p>
          </table:table-cell>
          <table:table-cell office:value-type="string">
            <text:p>l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617</text:p>
          </table:table-cell>
          <table:table-cell table:style-name="ce4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2">
          <table:table-cell office:value-type="string">
            <text:p>A_w_001618</text:p>
          </table:table-cell>
          <table:table-cell table:number-columns-repeated="2" office:value-type="string">
            <text:p>ve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1619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0</text:p>
          </table:table-cell>
          <table:table-cell office:value-type="string">
            <text:p>luissant</text:p>
          </table:table-cell>
          <table:table-cell office:value-type="string">
            <text:p>luis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1622</text:p>
          </table:table-cell>
          <table:table-cell office:value-type="string">
            <text:p>cleres</text:p>
          </table:table-cell>
          <table:table-cell office:value-type="string">
            <text:p>cl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23</text:p>
          </table:table-cell>
          <table:table-cell office:value-type="string">
            <text:p>pier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24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625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26</text:p>
          </table:table-cell>
          <table:table-cell office:value-type="string">
            <text:p>avo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62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1628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9</text:p>
          </table:table-cell>
          <table:table-cell table:number-columns-repeated="2"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30</text:p>
          </table:table-cell>
          <table:table-cell office:value-type="string">
            <text:p>pend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631</text:p>
          </table:table-cell>
          <table:table-cell table:style-name="ce4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2">
          <table:table-cell office:value-type="string">
            <text:p>A_w_001632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33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34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Entrée à peser.</text:p>
          </table:table-cell>
        </table:table-row>
        <table:table-row table:style-name="ro2">
          <table:table-cell office:value-type="string">
            <text:p>A_w_001635</text:p>
          </table:table-cell>
          <table:table-cell office:value-type="string">
            <text:p>paint</text:p>
          </table:table-cell>
          <table:table-cell office:value-type="string">
            <text:p>peindre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3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37</text:p>
          </table:table-cell>
          <table:table-cell office:value-type="string">
            <text:p>azur</text:p>
          </table:table-cell>
          <table:table-cell office:value-type="string">
            <text:p>as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3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3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40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41</text:p>
          </table:table-cell>
          <table:table-cell office:value-type="string">
            <text:p>gentement</text:p>
          </table:table-cell>
          <table:table-cell office:value-type="string">
            <text:p>gen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42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3</text:p>
          </table:table-cell>
          <table:table-cell table:number-columns-repeated="2" office:value-type="string">
            <text:p>enviro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644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645</text:p>
          </table:table-cell>
          <table:table-cell office:value-type="string">
            <text:p>paint</text:p>
          </table:table-cell>
          <table:table-cell office:value-type="string">
            <text:p>pei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647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648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650</text:p>
          </table:table-cell>
          <table:table-cell office:value-type="string">
            <text:p>xv</text:p>
          </table:table-cell>
          <table:table-cell office:value-type="string">
            <text:p>quin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651</text:p>
          </table:table-cell>
          <table:table-cell office:value-type="string">
            <text:p>signes</text:p>
          </table:table-cell>
          <table:table-cell office:value-type="string">
            <text:p>sign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5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4</text:p>
          </table:table-cell>
          <table:table-cell table:number-columns-repeated="2" office:value-type="string">
            <text:p>m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5</text:p>
          </table:table-cell>
          <table:table-cell office:value-type="string">
            <text:p>ensement</text:p>
          </table:table-cell>
          <table:table-cell office:value-type="string">
            <text:p>en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5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5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59</text:p>
          </table:table-cell>
          <table:table-cell table:number-columns-repeated="2" office:value-type="string">
            <text:p>lu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6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 office:value-type="string">
            <text:p>A_w_001661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6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3</text:p>
          </table:table-cell>
          <table:table-cell table:number-columns-repeated="2" office:value-type="string">
            <text:p>fon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65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67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668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70</text:p>
          </table:table-cell>
          <table:table-cell table:number-columns-repeated="2" office:value-type="string">
            <text:p>compass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71</text:p>
          </table:table-cell>
          <table:table-cell office:value-type="string">
            <text:p>dessus</text:p>
          </table:table-cell>
          <table:table-cell office:value-type="string">
            <text:p>de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7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3</text:p>
          </table:table-cell>
          <table:table-cell office:value-type="string">
            <text:p>boucle</text:p>
          </table:table-cell>
          <table:table-cell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7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5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677</text:p>
          </table:table-cell>
          <table:table-cell office:value-type="string">
            <text:p>replent</text:p>
          </table:table-cell>
          <table:table-cell office:value-type="string">
            <text:p>respl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678</text:p>
          </table:table-cell>
          <table:table-cell office:value-type="string">
            <text:p>On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67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80</text:p>
          </table:table-cell>
          <table:table-cell office:value-type="string">
            <text:p>aporte</text:p>
          </table:table-cell>
          <table:table-cell office:value-type="string">
            <text:p>a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81</text:p>
          </table:table-cell>
          <table:table-cell office:value-type="string">
            <text:p>duro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83</text:p>
          </table:table-cell>
          <table:table-cell office:value-type="string">
            <text:p>trenchen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8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85</text:p>
          </table:table-cell>
          <table:table-cell office:value-type="string">
            <text:p>sele</text:p>
          </table:table-cell>
          <table:table-cell office:value-type="string">
            <text:p>s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8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687</text:p>
          </table:table-cell>
          <table:table-cell office:value-type="string">
            <text:p>mise</text:p>
          </table:table-cell>
          <table:table-cell office:value-type="string">
            <text:p>metre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88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1689</text:p>
          </table:table-cell>
          <table:table-cell office:value-type="string">
            <text:p>Blachart</text:p>
          </table:table-cell>
          <table:table-cell office:value-type="string">
            <text:p>blacha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9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91</text:p>
          </table:table-cell>
          <table:table-cell office:value-type="string">
            <text:p>co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9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93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694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695</text:p>
          </table:table-cell>
          <table:table-cell office:value-type="string">
            <text:p>court</text:p>
          </table:table-cell>
          <table:table-cell office:value-type="string">
            <text:p>c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9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1697</text:p>
          </table:table-cell>
          <table:table-cell office:value-type="string">
            <text:p>espervier</text:p>
          </table:table-cell>
          <table:table-cell office:value-type="string">
            <text:p>esprev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98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699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00</text:p>
          </table:table-cell>
          <table:table-cell office:value-type="string">
            <text:p>volant</text:p>
          </table:table-cell>
          <table:table-cell office:value-type="string">
            <text:p>vol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701</text:p>
          </table:table-cell>
          <table:table-cell office:value-type="string">
            <text:p>Rol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0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703</text:p>
          </table:table-cell>
          <table:table-cell office:value-type="string">
            <text:p>monte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04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70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06</text:p>
          </table:table-cell>
          <table:table-cell table:number-columns-repeated="2"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0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708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0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710</text:p>
          </table:table-cell>
          <table:table-cell office:value-type="string">
            <text:p>pra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1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12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3</text:p>
          </table:table-cell>
          <table:table-cell office:value-type="string">
            <text:p>poin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4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15</text:p>
          </table:table-cell>
          <table:table-cell table:style-name="ce4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2">
          <table:table-cell office:value-type="string">
            <text:p>A_w_001716</text:p>
          </table:table-cell>
          <table:table-cell office:value-type="string">
            <text:p>roit</text:p>
          </table:table-cell>
          <table:table-cell office:value-type="string">
            <text:p>roi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717</text:p>
          </table:table-cell>
          <table:table-cell office:value-type="string">
            <text:p>espié</text:p>
          </table:table-cell>
          <table:table-cell office:value-type="string">
            <text:p>espi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8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1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/>
        </table:table-row>
        <table:table-row table:style-name="ro2">
          <table:table-cell office:value-type="string">
            <text:p>A_w_001720</text:p>
          </table:table-cell>
          <table:table-cell table:number-columns-repeated="2"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21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22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23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24</text:p>
          </table:table-cell>
          <table:table-cell office:value-type="string">
            <text:p>gentement</text:p>
          </table:table-cell>
          <table:table-cell office:value-type="string">
            <text:p>gen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725</text:p>
          </table:table-cell>
          <table:table-cell office:value-type="string">
            <text:p>vermeil</text:p>
          </table:table-cell>
          <table:table-cell office:value-type="string">
            <text:p>vermei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2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727</text:p>
          </table:table-cell>
          <table:table-cell table:number-columns-repeated="2" office:value-type="string">
            <text:p>ind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728</text:p>
          </table:table-cell>
          <table:table-cell office:value-type="string">
            <text:p>jusqu</text:p>
          </table:table-cell>
          <table:table-cell office:value-type="string">
            <text:p>jusque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729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30</text:p>
          </table:table-cell>
          <table:table-cell office:value-type="string">
            <text:p>poins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31</text:p>
          </table:table-cell>
          <table:table-cell office:value-type="string">
            <text:p>baloiant</text:p>
          </table:table-cell>
          <table:table-cell office:value-type="string">
            <text:p>balo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732</text:p>
          </table:table-cell>
          <table:table-cell table:style-name="ce4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2">
          <table:table-cell office:value-type="string">
            <text:p>A_w_001733</text:p>
          </table:table-cell>
          <table:table-cell office:value-type="string">
            <text:p>eslais</text:p>
          </table:table-cell>
          <table:table-cell office:value-type="string">
            <text:p>esla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4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35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36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38</text:p>
          </table:table-cell>
          <table:table-cell table:number-columns-repeated="2" office:value-type="string">
            <text:p>poiss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39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740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4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4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43</text:p>
          </table:table-cell>
          <table:table-cell office:value-type="string">
            <text:p>congié</text:p>
          </table:table-cell>
          <table:table-cell office:value-type="string">
            <text:p>cong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44</text:p>
          </table:table-cell>
          <table:table-cell office:value-type="string">
            <text:p>vo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45</text:p>
          </table:table-cell>
          <table:table-cell office:value-type="string">
            <text:p>dema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746</text:p>
          </table:table-cell>
          <table:table-cell office:value-type="string">
            <text:p>g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47</text:p>
          </table:table-cell>
          <table:table-cell office:value-type="string">
            <text:p>irai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48</text:p>
          </table:table-cell>
          <table:table-cell office:value-type="string">
            <text:p>la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749</text:p>
          </table:table-cell>
          <table:table-cell table:number-columns-repeated="2" office:value-type="string">
            <text:p>h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750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51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52</text:p>
          </table:table-cell>
          <table:table-cell office:value-type="string">
            <text:p>essaiant</text:p>
          </table:table-cell>
          <table:table-cell office:value-type="string">
            <text:p>essa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753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75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755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56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5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758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59</text:p>
          </table:table-cell>
          <table:table-cell office:value-type="string">
            <text:p>con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6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1761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/>
        </table:table-row>
        <table:table-row table:style-name="ro2">
          <table:table-cell office:value-type="string">
            <text:p>A_w_00176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763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/>
        </table:table-row>
        <table:table-row table:style-name="ro2">
          <table:table-cell office:value-type="string">
            <text:p>A_w_001764</text:p>
          </table:table-cell>
          <table:table-cell office:value-type="string">
            <text:p>soiom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765</text:p>
          </table:table-cell>
          <table:table-cell office:value-type="string">
            <text:p>combatant</text:p>
          </table:table-cell>
          <table:table-cell office:value-type="string">
            <text:p>combat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76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1767</text:p>
          </table:table-cell>
          <table:table-cell office:value-type="string">
            <text:p>fïance</text:p>
          </table:table-cell>
          <table:table-cell office:value-type="string">
            <text:p>fï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68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6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1770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72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773</text:p>
          </table:table-cell>
          <table:table-cell table:number-columns-repeated="2" office:value-type="string">
            <text:p>poiss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4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1775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76</text:p>
          </table:table-cell>
          <table:table-cell office:value-type="string">
            <text:p>rendrai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77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778</text:p>
          </table:table-cell>
          <table:table-cell office:value-type="string">
            <text:p>vaincu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79</text:p>
          </table:table-cell>
          <table:table-cell office:value-type="string">
            <text:p>en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80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81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8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8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4</text:p>
          </table:table-cell>
          <table:table-cell table:number-columns-repeated="2" office:value-type="string">
            <text:p>mo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85</text:p>
          </table:table-cell>
          <table:table-cell office:value-type="string">
            <text:p>sentira</text:p>
          </table:table-cell>
          <table:table-cell office:value-type="string">
            <text:p>sen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7</text:p>
          </table:table-cell>
          <table:table-cell office:value-type="string">
            <text:p>torment</text:p>
          </table:table-cell>
          <table:table-cell office:value-type="string">
            <text:p>tor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789</text:p>
          </table:table-cell>
          <table:table-cell office:value-type="string">
            <text:p>respont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90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91</text:p>
          </table:table-cell>
          <table:table-cell office:value-type="string">
            <text:p>jhesu</text:p>
          </table:table-cell>
          <table:table-cell office:value-type="string">
            <text:p>jhes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792</text:p>
          </table:table-cell>
          <table:table-cell table:style-name="ce4" office:value-type="string">
            <text:p>d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tu.</text:p>
          </table:table-cell>
        </table:table-row>
        <table:table-row table:style-name="ro2">
          <table:table-cell office:value-type="string">
            <text:p>A_w_001793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94</text:p>
          </table:table-cell>
          <table:table-cell office:value-type="string">
            <text:p>aidant</text:p>
          </table:table-cell>
          <table:table-cell office:value-type="string">
            <text:p>aid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95</text:p>
          </table:table-cell>
          <table:table-cell office:value-type="string">
            <text:p>leve</text:p>
          </table:table-cell>
          <table:table-cell office:value-type="string">
            <text:p>le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96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97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9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1799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800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801</text:p>
          </table:table-cell>
          <table:table-cell office:value-type="string">
            <text:p>sainant</text:p>
          </table:table-cell>
          <table:table-cell office:value-type="string">
            <text:p>seign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803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4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805</text:p>
          </table:table-cell>
          <table:table-cell office:value-type="string">
            <text:p>monterent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806</text:p>
          </table:table-cell>
          <table:table-cell table:number-columns-repeated="2"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07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1808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09</text:p>
          </table:table-cell>
          <table:table-cell office:value-type="string">
            <text:p>eves</text:p>
          </table:table-cell>
          <table:table-cell office:value-type="string">
            <text:p>aigue|ew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 office:value-type="string">
            <text:p>A_w_00181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812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813</text:p>
          </table:table-cell>
          <table:table-cell office:value-type="string">
            <text:p>Rol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814</text:p>
          </table:table-cell>
          <table:table-cell office:value-type="string">
            <text:p>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1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1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7</text:p>
          </table:table-cell>
          <table:table-cell table:number-columns-repeated="2" office:value-type="string">
            <text:p>p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818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1819</text:p>
          </table:table-cell>
          <table:table-cell office:value-type="string">
            <text:p>fure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820</text:p>
          </table:table-cell>
          <table:table-cell office:value-type="string">
            <text:p>combatant</text:p>
          </table:table-cell>
          <table:table-cell office:value-type="string">
            <text:p>combat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822</text:p>
          </table:table-cell>
          <table:table-cell office:value-type="string">
            <text:p>dui</text:p>
          </table:table-cell>
          <table:table-cell office:value-type="string">
            <text:p>deus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3</text:p>
          </table:table-cell>
          <table:table-cell table:number-columns-repeated="2"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824</text:p>
          </table:table-cell>
          <table:table-cell office:value-type="string">
            <text:p>quiconqu</text:p>
          </table:table-cell>
          <table:table-cell office:value-type="string">
            <text:p>quiconqu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82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 office:value-type="string">
            <text:p>A_w_001826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827</text:p>
          </table:table-cell>
          <table:table-cell office:value-type="string">
            <text:p>dolant</text:p>
          </table:table-cell>
          <table:table-cell office:value-type="string">
            <text:p>dol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828</text:p>
          </table:table-cell>
          <table:table-cell table:number-columns-repeated="2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29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83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831</text:p>
          </table:table-cell>
          <table:table-cell office:value-type="string">
            <text:p>Ote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3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33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834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835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83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837</text:p>
          </table:table-cell>
          <table:table-cell table:style-name="ce4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838</text:p>
          </table:table-cell>
          <table:table-cell office:value-type="string">
            <text:p>haube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839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840</text:p>
          </table:table-cell>
          <table:table-cell office:value-type="string">
            <text:p>dema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41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843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845</text:p>
          </table:table-cell>
          <table:table-cell table:style-name="ce4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846</text:p>
          </table:table-cell>
          <table:table-cell office:value-type="string">
            <text:p>espié</text:p>
          </table:table-cell>
          <table:table-cell office:value-type="string">
            <text:p>espi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7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848</text:p>
          </table:table-cell>
          <table:table-cell office:value-type="string">
            <text:p>Car</text:p>
          </table:table-cell>
          <table:table-cell office:value-type="string">
            <text:p>car </text:p>
          </table:table-cell>
          <table:table-cell office:value-type="string">
            <text:p>CONco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849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850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51</text:p>
          </table:table-cell>
          <table:table-cell office:value-type="string">
            <text:p>destrié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5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853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85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855</text:p>
          </table:table-cell>
          <table:table-cell office:value-type="string">
            <text:p>remuant</text:p>
          </table:table-cell>
          <table:table-cell office:value-type="string">
            <text:p>remü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5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5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85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859</text:p>
          </table:table-cell>
          <table:table-cell office:value-type="string">
            <text:p>meillor</text:p>
          </table:table-cell>
          <table:table-cell office:value-type="string">
            <text:p>meillo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1">
          <table:table-cell office:value-type="string">
            <text:p>A_w_00186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61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6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63</text:p>
          </table:table-cell>
          <table:table-cell office:value-type="string">
            <text:p>orïant</text:p>
          </table:table-cell>
          <table:table-cell office:value-type="string">
            <text:p>orï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6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6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66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67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868</text:p>
          </table:table-cell>
          <table:table-cell office:value-type="string">
            <text:p>taille</text:p>
          </table:table-cell>
          <table:table-cell office:value-type="string">
            <text:p>taill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6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87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871</text:p>
          </table:table-cell>
          <table:table-cell office:value-type="string">
            <text:p>tranchant</text:p>
          </table:table-cell>
          <table:table-cell office:value-type="string">
            <text:p>trench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_w_001872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3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4</text:p>
          </table:table-cell>
          <table:table-cell office:value-type="string">
            <text:p>mo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75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76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77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8</text:p>
          </table:table-cell>
          <table:table-cell office:value-type="string">
            <text:p>courant</text:p>
          </table:table-cell>
          <table:table-cell office:value-type="string">
            <text:p>co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79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8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81</text:p>
          </table:table-cell>
          <table:table-cell office:value-type="string">
            <text:p>creant</text:p>
          </table:table-cell>
          <table:table-cell office:value-type="string">
            <text:p>crëan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2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83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84</text:p>
          </table:table-cell>
          <table:table-cell table:number-columns-repeated="2" office:value-type="string">
            <text:p>dieu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>
            <text:p>A_w_001885</text:p>
          </table:table-cell>
          <table:table-cell office:value-type="string">
            <text:p>Tervagant</text:p>
          </table:table-cell>
          <table:table-cell office:value-type="string">
            <text:p>tervaga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6</text:p>
          </table:table-cell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87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88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9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90</text:p>
          </table:table-cell>
          <table:table-cell office:value-type="string">
            <text:p>vespre</text:p>
          </table:table-cell>
          <table:table-cell office:value-type="string">
            <text:p>vesp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1891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9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3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4</text:p>
          </table:table-cell>
          <table:table-cell office:value-type="string">
            <text:p>couchant</text:p>
          </table:table-cell>
          <table:table-cell office:value-type="string">
            <text:p>cou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9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6</text:p>
          </table:table-cell>
          <table:table-cell office:value-type="string">
            <text:p>ocirai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7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98</text:p>
          </table:table-cell>
          <table:table-cell office:value-type="string">
            <text:p>neve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01</text:p>
          </table:table-cell>
          <table:table-cell office:value-type="string">
            <text:p>courouçousse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2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3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4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05</text:p>
          </table:table-cell>
          <table:table-cell office:value-type="string">
            <text:p>tra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0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0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09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10</text:p>
          </table:table-cell>
          <table:table-cell office:value-type="string">
            <text:p>jhesu</text:p>
          </table:table-cell>
          <table:table-cell office:value-type="string">
            <text:p>jhes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11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12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13</text:p>
          </table:table-cell>
          <table:table-cell office:value-type="string">
            <text:p>nuisant</text:p>
          </table:table-cell>
          <table:table-cell office:value-type="string">
            <text:p>nuire|nuis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14</text:p>
          </table:table-cell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15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1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17</text:p>
          </table:table-cell>
          <table:table-cell office:value-type="string">
            <text:p>fez</text:p>
          </table:table-cell>
          <table:table-cell office:value-type="string">
            <text:p>f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18</text:p>
          </table:table-cell>
          <table:table-cell office:value-type="string">
            <text:p>couroucé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1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20</text:p>
          </table:table-cell>
          <table:table-cell office:value-type="string">
            <text:p>dolant</text:p>
          </table:table-cell>
          <table:table-cell office:value-type="string">
            <text:p>dolent</text:p>
          </table:table-cell>
          <table:table-cell office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>
            <text:p>A_w_001921</text:p>
          </table:table-cell>
          <table:table-cell table:number-columns-repeated="2" office:value-type="string">
            <text:p>gard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2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23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26</text:p>
          </table:table-cell>
          <table:table-cell office:value-type="string">
            <text:p>veü</text:p>
          </table:table-cell>
          <table:table-cell office:value-type="string">
            <text:p>vë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7</text:p>
          </table:table-cell>
          <table:table-cell office:value-type="string">
            <text:p>Beli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8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2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30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931</text:p>
          </table:table-cell>
          <table:table-cell office:value-type="string">
            <text:p>chanbre</text:p>
          </table:table-cell>
          <table:table-cell office:value-type="string">
            <text:p>chamb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2</text:p>
          </table:table-cell>
          <table:table-cell office:value-type="string">
            <text:p>issoit</text:p>
          </table:table-cell>
          <table:table-cell office:value-type="string">
            <text:p>iss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33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>
            <text:p>A_w_001934</text:p>
          </table:table-cell>
          <table:table-cell office:value-type="string">
            <text:p>pavemant</text:p>
          </table:table-cell>
          <table:table-cell office:value-type="string">
            <text:p>pav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5</text:p>
          </table:table-cell>
          <table:table-cell office:value-type="string">
            <text:p>file</text:p>
          </table:table-cell>
          <table:table-cell office:value-type="string">
            <text:p>f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36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37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38</text:p>
          </table:table-cell>
          <table:table-cell office:value-type="string">
            <text:p>ce</text:p>
          </table:table-cell>
          <table:table-cell office:value-type="string">
            <text:p>ci</text:p>
          </table:table-cell>
          <table:table-cell office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>
            <text:p>A_w_001939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4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1941</text:p>
          </table:table-cell>
          <table:table-cell office:value-type="string">
            <text:p>conmant</text:p>
          </table:table-cell>
          <table:table-cell office:value-type="string">
            <text:p>comand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2</text:p>
          </table:table-cell>
          <table:table-cell office:value-type="string">
            <text:p>do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4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44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5</text:p>
          </table:table-cell>
          <table:table-cell office:value-type="string">
            <text:p>trestout</text:p>
          </table:table-cell>
          <table:table-cell office:value-type="string">
            <text:p>tres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4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47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8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9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5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51</text:p>
          </table:table-cell>
          <table:table-cell office:value-type="string">
            <text:p>e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5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95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954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55</text:p>
          </table:table-cell>
          <table:table-cell office:value-type="string">
            <text:p>encombremant</text:p>
          </table:table-cell>
          <table:table-cell office:value-type="string">
            <text:p>encumbr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56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5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58</text:p>
          </table:table-cell>
          <table:table-cell office:value-type="string">
            <text:p>elle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59</text:p>
          </table:table-cell>
          <table:table-cell office:value-type="string">
            <text:p>jel</text:p>
          </table:table-cell>
          <table:table-cell office:value-type="string">
            <text:p>bel1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60</text:p>
          </table:table-cell>
          <table:table-cell office:value-type="string">
            <text:p>ferai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961</text:p>
          </table:table-cell>
          <table:table-cell office:value-type="string">
            <text:p>bonemant</text:p>
          </table:table-cell>
          <table:table-cell office:value-type="string">
            <text:p>bon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6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63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1964</text:p>
          </table:table-cell>
          <table:table-cell office:value-type="string">
            <text:p>ermez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65</text:p>
          </table:table-cell>
          <table:table-cell office:value-type="string">
            <text:p>trestout</text:p>
          </table:table-cell>
          <table:table-cell office:value-type="string">
            <text:p>tres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67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68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6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7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97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72</text:p>
          </table:table-cell>
          <table:table-cell office:value-type="string">
            <text:p>e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73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97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975</text:p>
          </table:table-cell>
          <table:table-cell office:value-type="string">
            <text:p>perdera</text:p>
          </table:table-cell>
          <table:table-cell office:value-type="string">
            <text:p>per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7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977</text:p>
          </table:table-cell>
          <table:table-cell office:value-type="string">
            <text:p>gant</text:p>
          </table:table-cell>
          <table:table-cell office:value-type="string">
            <text:p>tan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78</text:p>
          </table:table-cell>
          <table:table-cell office:value-type="string">
            <text:p>Celle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7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80</text:p>
          </table:table-cell>
          <table:table-cell office:value-type="string">
            <text:p>apelle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81</text:p>
          </table:table-cell>
          <table:table-cell office:value-type="string">
            <text:p>Flandrine</text:p>
          </table:table-cell>
          <table:table-cell office:value-type="string">
            <text:p>flandr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8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83</text:p>
          </table:table-cell>
          <table:table-cell office:value-type="string">
            <text:p>Monbel</text:p>
          </table:table-cell>
          <table:table-cell office:value-type="string">
            <text:p>cemb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8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85</text:p>
          </table:table-cell>
          <table:table-cell office:value-type="string">
            <text:p>ovec</text:p>
          </table:table-cell>
          <table:table-cell office:value-type="string">
            <text:p>avuec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8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87</text:p>
          </table:table-cell>
          <table:table-cell office:value-type="string">
            <text:p>Rosete</text:p>
          </table:table-cell>
          <table:table-cell office:value-type="string">
            <text:p>roset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8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89</text:p>
          </table:table-cell>
          <table:table-cell office:value-type="string">
            <text:p>Ruissel</text:p>
          </table:table-cell>
          <table:table-cell office:value-type="string">
            <text:p>ruis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90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91</text:p>
          </table:table-cell>
          <table:table-cell office:value-type="string">
            <text:p>iii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92</text:p>
          </table:table-cell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993</text:p>
          </table:table-cell>
          <table:table-cell office:value-type="string">
            <text:p>armerent</text:p>
          </table:table-cell>
          <table:table-cell office:value-type="string">
            <text:p>arm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94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9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96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97</text:p>
          </table:table-cell>
          <table:table-cell office:value-type="string">
            <text:p>cro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98</text:p>
          </table:table-cell>
          <table:table-cell office:value-type="string">
            <text:p>troute</text:p>
          </table:table-cell>
          <table:table-cell office:value-type="string">
            <text:p>trent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9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0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01</text:p>
          </table:table-cell>
          <table:table-cell office:value-type="string">
            <text:p>fete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0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03</text:p>
          </table:table-cell>
          <table:table-cell office:value-type="string">
            <text:p>quarel</text:p>
          </table:table-cell>
          <table:table-cell office:value-type="string">
            <text:p>carr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04</text:p>
          </table:table-cell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05</text:p>
          </table:table-cell>
          <table:table-cell table:number-columns-repeated="2" office:value-type="string">
            <text:p>do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0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07</text:p>
          </table:table-cell>
          <table:table-cell office:value-type="string">
            <text:p>vestent</text:p>
          </table:table-cell>
          <table:table-cell office:value-type="string">
            <text:p>vest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0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009</text:p>
          </table:table-cell>
          <table:table-cell office:value-type="string">
            <text:p>haube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10</text:p>
          </table:table-cell>
          <table:table-cell office:value-type="string">
            <text:p>samüel</text:p>
          </table:table-cell>
          <table:table-cell office:value-type="string">
            <text:p>samu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1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3</text:p>
          </table:table-cell>
          <table:table-cell office:value-type="string">
            <text:p>ventaille</text:p>
          </table:table-cell>
          <table:table-cell office:value-type="string">
            <text:p>ventaill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4</text:p>
          </table:table-cell>
          <table:table-cell office:value-type="string">
            <text:p>ot</text:p>
          </table:table-cell>
          <table:table-cell office:value-type="string">
            <text:p>oï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15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016</text:p>
          </table:table-cell>
          <table:table-cell table:number-columns-repeated="2" office:value-type="string">
            <text:p>riche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7</text:p>
          </table:table-cell>
          <table:table-cell office:value-type="string">
            <text:p>fressel</text:p>
          </table:table-cell>
          <table:table-cell office:value-type="string">
            <text:p>pre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8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19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2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21</text:p>
          </table:table-cell>
          <table:table-cell office:value-type="string">
            <text:p>soie</text:p>
          </table:table-cell>
          <table:table-cell office:value-type="string">
            <text:p>soie1|soie2|soie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2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23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24</text:p>
          </table:table-cell>
          <table:table-cell office:value-type="string">
            <text:p>fure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2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26</text:p>
          </table:table-cell>
          <table:table-cell office:value-type="string">
            <text:p>noiel</text:p>
          </table:table-cell>
          <table:table-cell office:value-type="string">
            <text:p>no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27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0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29</text:p>
          </table:table-cell>
          <table:table-cell office:value-type="string">
            <text:p>ovre</text:p>
          </table:table-cell>
          <table:table-cell office:value-type="string">
            <text:p>uev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3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31</text:p>
          </table:table-cell>
          <table:table-cell office:value-type="string">
            <text:p>vaut</text:p>
          </table:table-cell>
          <table:table-cell office:value-type="string">
            <text:p>va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32</text:p>
          </table:table-cell>
          <table:table-cell office:value-type="string">
            <text:p>trestout</text:p>
          </table:table-cell>
          <table:table-cell office:value-type="string">
            <text:p>tres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3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4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3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7</text:p>
          </table:table-cell>
          <table:table-cell office:value-type="string">
            <text:p>chatel</text:p>
          </table:table-cell>
          <table:table-cell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8</text:p>
          </table:table-cell>
          <table:table-cell office:value-type="string">
            <text:p>Celui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0</text:p>
          </table:table-cell>
          <table:table-cell office:value-type="string">
            <text:p>ferme</text:p>
          </table:table-cell>
          <table:table-cell office:value-type="string">
            <text:p>ferm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41</text:p>
          </table:table-cell>
          <table:table-cell office:value-type="string">
            <text:p>ferme</text:p>
          </table:table-cell>
          <table:table-cell office:value-type="string">
            <text:p>ferm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2</text:p>
          </table:table-cell>
          <table:table-cell office:value-type="string">
            <text:p>Flandrine</text:p>
          </table:table-cell>
          <table:table-cell office:value-type="string">
            <text:p>flandr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44</text:p>
          </table:table-cell>
          <table:table-cell office:value-type="string">
            <text:p>Monbel</text:p>
          </table:table-cell>
          <table:table-cell office:value-type="string">
            <text:p>cemb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5</text:p>
          </table:table-cell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46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8</text:p>
          </table:table-cell>
          <table:table-cell office:value-type="string">
            <text:p>lacent</text:p>
          </table:table-cell>
          <table:table-cell office:value-type="string">
            <text:p>lac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50</text:p>
          </table:table-cell>
          <table:table-cell office:value-type="string">
            <text:p>e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51</text:p>
          </table:table-cell>
          <table:table-cell office:value-type="string">
            <text:p>Galatinel</text:p>
          </table:table-cell>
          <table:table-cell office:value-type="string">
            <text:p>galatï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5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053</text:p>
          </table:table-cell>
          <table:table-cell table:number-columns-repeated="2" office:value-type="string">
            <text:p>cercl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5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055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56</text:p>
          </table:table-cell>
          <table:table-cell office:value-type="string">
            <text:p>nus</text:p>
          </table:table-cell>
          <table:table-cell office:value-type="string">
            <text:p>nu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57</text:p>
          </table:table-cell>
          <table:table-cell office:value-type="string">
            <text:p>ho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5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059</text:p>
          </table:table-cell>
          <table:table-cell office:value-type="string">
            <text:p>v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6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2061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6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63</text:p>
          </table:table-cell>
          <table:table-cell office:value-type="string">
            <text:p>file</text:p>
          </table:table-cell>
          <table:table-cell office:value-type="string">
            <text:p>f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64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6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66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6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68</text:p>
          </table:table-cell>
          <table:table-cell office:value-type="string">
            <text:p>cue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69</text:p>
          </table:table-cell>
          <table:table-cell office:value-type="string">
            <text:p>dansel</text:p>
          </table:table-cell>
          <table:table-cell office:value-type="string">
            <text:p>danc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0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1</text:p>
          </table:table-cell>
          <table:table-cell office:value-type="string">
            <text:p>çaint</text:p>
          </table:table-cell>
          <table:table-cell office:value-type="string">
            <text:p>c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7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3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4</text:p>
          </table:table-cell>
          <table:table-cell office:value-type="string">
            <text:p>au</text:p>
          </table:table-cell>
          <table:table-cell office:value-type="string">
            <text:p>a3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75</text:p>
          </table:table-cell>
          <table:table-cell office:value-type="string">
            <text:p>ro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6</text:p>
          </table:table-cell>
          <table:table-cell office:value-type="string">
            <text:p>Zacarïel</text:p>
          </table:table-cell>
          <table:table-cell office:value-type="string">
            <text:p>galatï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7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07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79</text:p>
          </table:table-cell>
          <table:table-cell office:value-type="string">
            <text:p>courouçousse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80</text:p>
          </table:table-cell>
          <table:table-cell table:number-columns-repeated="2" office:value-type="string">
            <text:p>don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81</text:p>
          </table:table-cell>
          <table:table-cell office:value-type="string">
            <text:p>taille</text:p>
          </table:table-cell>
          <table:table-cell office:value-type="string">
            <text:p>taillier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3</text:p>
          </table:table-cell>
          <table:table-cell office:value-type="string">
            <text:p>coutel</text:p>
          </table:table-cell>
          <table:table-cell office:value-type="string">
            <text:p>cou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4</text:p>
          </table:table-cell>
          <table:table-cell table:number-columns-repeated="2" office:value-type="string">
            <text:p>dont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5</text:p>
          </table:table-cell>
          <table:table-cell office:value-type="string">
            <text:p>movra</text:p>
          </table:table-cell>
          <table:table-cell office:value-type="string">
            <text:p>mo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8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8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9</text:p>
          </table:table-cell>
          <table:table-cell office:value-type="string">
            <text:p>chenbel</text:p>
          </table:table-cell>
          <table:table-cell office:value-type="string">
            <text:p>chas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90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09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092</text:p>
          </table:table-cell>
          <table:table-cell office:value-type="string">
            <text:p>onc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093</text:p>
          </table:table-cell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94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9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09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97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9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099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0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>
            <text:p>A_w_002101</text:p>
          </table:table-cell>
          <table:table-cell table:number-columns-repeated="2" office:value-type="string">
            <text:p>co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03</text:p>
          </table:table-cell>
          <table:table-cell office:value-type="string">
            <text:p>pend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0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105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7</text:p>
          </table:table-cell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8</text:p>
          </table:table-cell>
          <table:table-cell office:value-type="string">
            <text:p>blant</text:p>
          </table:table-cell>
          <table:table-cell office:value-type="string">
            <text:p>planter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09</text:p>
          </table:table-cell>
          <table:table-cell office:value-type="string">
            <text:p>com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10</text:p>
          </table:table-cell>
          <table:table-cell office:value-type="string">
            <text:p>noif</text:p>
          </table:table-cell>
          <table:table-cell office:value-type="string">
            <text:p>nu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1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12</text:p>
          </table:table-cell>
          <table:table-cell table:number-columns-repeated="2" office:value-type="string">
            <text:p>ve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13</text:p>
          </table:table-cell>
          <table:table-cell office:value-type="string">
            <text:p>lïoncel</text:p>
          </table:table-cell>
          <table:table-cell office:value-type="string">
            <text:p>lïonc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14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15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16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17</text:p>
          </table:table-cell>
          <table:table-cell office:value-type="string">
            <text:p>portoit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1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119</text:p>
          </table:table-cell>
          <table:table-cell office:value-type="string">
            <text:p>dragonnel</text:p>
          </table:table-cell>
          <table:table-cell office:value-type="string">
            <text:p>dragonc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20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21</text:p>
          </table:table-cell>
          <table:table-cell office:value-type="string">
            <text:p>esperons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22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24</text:p>
          </table:table-cell>
          <table:table-cell office:value-type="string">
            <text:p>chaucé</text:p>
          </table:table-cell>
          <table:table-cell office:value-type="string">
            <text:p>chauc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5</text:p>
          </table:table-cell>
          <table:table-cell office:value-type="string">
            <text:p>ilnel</text:p>
          </table:table-cell>
          <table:table-cell office:value-type="string">
            <text:p>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7</text:p>
          </table:table-cell>
          <table:table-cell office:value-type="string">
            <text:p>damoisele</text:p>
          </table:table-cell>
          <table:table-cell office:value-type="string">
            <text:p>damois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8</text:p>
          </table:table-cell>
          <table:table-cell office:value-type="string">
            <text:p>Rossete</text:p>
          </table:table-cell>
          <table:table-cell office:value-type="string">
            <text:p>roset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30</text:p>
          </table:table-cell>
          <table:table-cell office:value-type="string">
            <text:p>Ruissel</text:p>
          </table:table-cell>
          <table:table-cell office:value-type="string">
            <text:p>ruis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32</text:p>
          </table:table-cell>
          <table:table-cell office:value-type="string">
            <text:p>sel</text:p>
          </table:table-cell>
          <table:table-cell office:value-type="string">
            <text:p>sele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34</text:p>
          </table:table-cell>
          <table:table-cell office:value-type="string">
            <text:p>mise</text:p>
          </table:table-cell>
          <table:table-cell office:value-type="string">
            <text:p>metre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35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36</text:p>
          </table:table-cell>
          <table:table-cell office:value-type="string">
            <text:p>Migrados</text:p>
          </table:table-cell>
          <table:table-cell office:value-type="string">
            <text:p>migrado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7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8</text:p>
          </table:table-cell>
          <table:table-cell office:value-type="string">
            <text:p>inel</text:p>
          </table:table-cell>
          <table:table-cell office:value-type="string">
            <text:p>isn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40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41</text:p>
          </table:table-cell>
          <table:table-cell office:value-type="string">
            <text:p>tost</text:p>
          </table:table-cell>
          <table:table-cell office:value-type="string">
            <text:p>tost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42</text:p>
          </table:table-cell>
          <table:table-cell office:value-type="string">
            <text:p>court</text:p>
          </table:table-cell>
          <table:table-cell office:value-type="string">
            <text:p>cöar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4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4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145</text:p>
          </table:table-cell>
          <table:table-cell office:value-type="string">
            <text:p>vole</text:p>
          </table:table-cell>
          <table:table-cell office:value-type="string">
            <text:p>vo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46</text:p>
          </table:table-cell>
          <table:table-cell office:value-type="string">
            <text:p>arondel</text:p>
          </table:table-cell>
          <table:table-cell office:value-type="string">
            <text:p>arondel</text:p>
          </table:table-cell>
          <table:table-cell office:value-type="string">
            <text:p>NOMpro</text:p>
          </table:table-cell>
          <table:table-cell table:number-columns-repeated="10"/>
        </table:table-row>
        <table:table-row table:style-name="ro1">
          <table:table-cell office:value-type="string">
            <text:p>A_w_00214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48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49</text:p>
          </table:table-cell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50</text:p>
          </table:table-cell>
          <table:table-cell table:number-columns-repeated="2" office:value-type="string">
            <text:p>ven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15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2</text:p>
          </table:table-cell>
          <table:table-cell office:value-type="string">
            <text:p>damoisel</text:p>
          </table:table-cell>
          <table:table-cell office:value-type="string">
            <text:p>damoi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3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54</text:p>
          </table:table-cell>
          <table:table-cell office:value-type="string">
            <text:p>reconoist</text:p>
          </table:table-cell>
          <table:table-cell office:value-type="string">
            <text:p>reconoist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55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56</text:p>
          </table:table-cell>
          <table:table-cell office:value-type="string">
            <text:p>seigno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57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58</text:p>
          </table:table-cell>
          <table:table-cell office:value-type="string">
            <text:p>henist</text:p>
          </table:table-cell>
          <table:table-cell office:value-type="string">
            <text:p>h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5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160</text:p>
          </table:table-cell>
          <table:table-cell office:value-type="string">
            <text:p>grate</text:p>
          </table:table-cell>
          <table:table-cell office:value-type="string">
            <text:p>gra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61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62</text:p>
          </table:table-cell>
          <table:table-cell office:value-type="string">
            <text:p>porcel</text:p>
          </table:table-cell>
          <table:table-cell office:value-type="string">
            <text:p>porc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6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164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65</text:p>
          </table:table-cell>
          <table:table-cell office:value-type="string">
            <text:p>monte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6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67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68</text:p>
          </table:table-cell>
          <table:table-cell office:value-type="string">
            <text:p>set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6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70</text:p>
          </table:table-cell>
          <table:table-cell office:value-type="string">
            <text:p>cembel</text:p>
          </table:table-cell>
          <table:table-cell office:value-type="string">
            <text:p>cemb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7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17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73</text:p>
          </table:table-cell>
          <table:table-cell office:value-type="string">
            <text:p>batal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74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75</text:p>
          </table:table-cell>
          <table:table-cell office:value-type="string">
            <text:p>fevres</text:p>
          </table:table-cell>
          <table:table-cell office:value-type="string">
            <text:p>fevr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7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77</text:p>
          </table:table-cell>
          <table:table-cell table:number-columns-repeated="2" office:value-type="string">
            <text:p>mar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7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79</text:p>
          </table:table-cell>
          <table:table-cell table:number-columns-repeated="2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8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81</text:p>
          </table:table-cell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82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83</text:p>
          </table:table-cell>
          <table:table-cell office:value-type="string">
            <text:p>mo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5</text:p>
          </table:table-cell>
          <table:table-cell office:value-type="string">
            <text:p>es lais</text:p>
          </table:table-cell>
          <table:table-cell office:value-type="string">
            <text:p>est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7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88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8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9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19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92</text:p>
          </table:table-cell>
          <table:table-cell office:value-type="string">
            <text:p>retornez</text:p>
          </table:table-cell>
          <table:table-cell office:value-type="string">
            <text:p>re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94</text:p>
          </table:table-cell>
          <table:table-cell office:value-type="string">
            <text:p>Belli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9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9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19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98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99</text:p>
          </table:table-cell>
          <table:table-cell table:number-columns-repeated="2" office:value-type="string">
            <text:p>d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0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01</text:p>
          </table:table-cell>
          <table:table-cell office:value-type="string">
            <text:p>belle</text:p>
          </table:table-cell>
          <table:table-cell office:value-type="string">
            <text:p>b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0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03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20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5</text:p>
          </table:table-cell>
          <table:table-cell office:value-type="string">
            <text:p>congié</text:p>
          </table:table-cell>
          <table:table-cell office:value-type="string">
            <text:p>cong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07</text:p>
          </table:table-cell>
          <table:table-cell office:value-type="string">
            <text:p>do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8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09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10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11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1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13</text:p>
          </table:table-cell>
          <table:table-cell office:value-type="string">
            <text:p>adoubez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14</text:p>
          </table:table-cell>
          <table:table-cell table:number-columns-repeated="2"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15</text:p>
          </table:table-cell>
          <table:table-cell office:value-type="string">
            <text:p>truis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1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17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1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220</text:p>
          </table:table-cell>
          <table:table-cell office:value-type="string">
            <text:p>afolez</text:p>
          </table:table-cell>
          <table:table-cell office:value-type="string">
            <text:p>af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21</text:p>
          </table:table-cell>
          <table:table-cell office:value-type="string">
            <text:p>se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2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23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24</text:p>
          </table:table-cell>
          <table:table-cell office:value-type="string">
            <text:p>elle</text:p>
          </table:table-cell>
          <table:table-cell office:value-type="string">
            <text:p>en1+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2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2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27</text:p>
          </table:table-cell>
          <table:table-cell office:value-type="string">
            <text:p>batale</text:p>
          </table:table-cell>
          <table:table-cell office:value-type="string">
            <text:p>grais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28</text:p>
          </table:table-cell>
          <table:table-cell office:value-type="string">
            <text:p>irez</text:p>
          </table:table-cell>
          <table:table-cell office:value-type="string">
            <text:p>aler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29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23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31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office:value-type="string">
            <text:p>im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7"/>
        </table:table-row>
        <table:table-row table:style-name="ro1">
          <table:table-cell office:value-type="string">
            <text:p>A_w_002232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3</text:p>
          </table:table-cell>
          <table:table-cell office:value-type="string">
            <text:p>dura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4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5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3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3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9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ADJ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40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241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242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43</text:p>
          </table:table-cell>
          <table:table-cell office:value-type="string">
            <text:p>deffendez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44</text:p>
          </table:table-cell>
          <table:table-cell office:value-type="string">
            <text:p>jamés</text:p>
          </table:table-cell>
          <table:table-cell office:value-type="string">
            <text:p>ja+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4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246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4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48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49</text:p>
          </table:table-cell>
          <table:table-cell office:value-type="string">
            <text:p>tenue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50</text:p>
          </table:table-cell>
          <table:table-cell office:value-type="string">
            <text:p>citez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52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53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54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5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25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5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58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5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0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61</text:p>
          </table:table-cell>
          <table:table-cell table:number-columns-repeated="2"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3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6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65</text:p>
          </table:table-cell>
          <table:table-cell office:value-type="string">
            <text:p>alossez</text:p>
          </table:table-cell>
          <table:table-cell office:value-type="string">
            <text:p>gros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26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8</text:p>
          </table:table-cell>
          <table:table-cell office:value-type="string">
            <text:p>dus</text:p>
          </table:table-cell>
          <table:table-cell office:value-type="string">
            <text:p>duc2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69</text:p>
          </table:table-cell>
          <table:table-cell office:value-type="string">
            <text:p>Naime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7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71</text:p>
          </table:table-cell>
          <table:table-cell office:value-type="string">
            <text:p>avec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72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3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74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75</text:p>
          </table:table-cell>
          <table:table-cell office:value-type="string">
            <text:p>ii</text:p>
          </table:table-cell>
          <table:table-cell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76</text:p>
          </table:table-cell>
          <table:table-cell office:value-type="string">
            <text:p>eves</text:p>
          </table:table-cell>
          <table:table-cell office:value-type="string">
            <text:p>aigue|ew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9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81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82</text:p>
          </table:table-cell>
          <table:table-cell office:value-type="string">
            <text:p>prez</text:p>
          </table:table-cell>
          <table:table-cell office:value-type="string">
            <text:p>pr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3</text:p>
          </table:table-cell>
          <table:table-cell office:value-type="string">
            <text:p>Ou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85</text:p>
          </table:table-cell>
          <table:table-cell office:value-type="string">
            <text:p>palés</text:p>
          </table:table-cell>
          <table:table-cell office:value-type="string">
            <text:p>palais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28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89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90</text:p>
          </table:table-cell>
          <table:table-cell office:value-type="string">
            <text:p>mo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1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92</text:p>
          </table:table-cell>
          <table:table-cell office:value-type="string">
            <text:p>grans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3</text:p>
          </table:table-cell>
          <table:table-cell office:value-type="string">
            <text:p>fenestres</text:p>
          </table:table-cell>
          <table:table-cell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9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9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7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8</text:p>
          </table:table-cell>
          <table:table-cell office:value-type="string">
            <text:p>acoutez</text:p>
          </table:table-cell>
          <table:table-cell office:value-type="string">
            <text:p>ac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00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1</text:p>
          </table:table-cell>
          <table:table-cell office:value-type="string">
            <text:p>pers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>
            <text:p>A_w_00230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03</text:p>
          </table:table-cell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04</text:p>
          </table:table-cell>
          <table:table-cell office:value-type="string">
            <text:p>soi</text:p>
          </table:table-cell>
          <table:table-cell office:value-type="string">
            <text:p>soi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5</text:p>
          </table:table-cell>
          <table:table-cell office:value-type="string">
            <text:p>apelez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6</text:p>
          </table:table-cell>
          <table:table-cell office:value-type="string">
            <text:p>seignour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0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0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10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31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12</text:p>
          </table:table-cell>
          <table:table-cell office:value-type="string">
            <text:p>entendez</text:p>
          </table:table-cell>
          <table:table-cell office:value-type="string">
            <text:p>ent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13</text:p>
          </table:table-cell>
          <table:table-cell office:value-type="string">
            <text:p>fa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14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15</text:p>
          </table:table-cell>
          <table:table-cell office:value-type="string">
            <text:p>isir</text:p>
          </table:table-cell>
          <table:table-cell office:value-type="string">
            <text:p>iss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316</text:p>
          </table:table-cell>
          <table:table-cell table:number-columns-repeated="2" office:value-type="string">
            <text:p>ho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1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18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19</text:p>
          </table:table-cell>
          <table:table-cell office:value-type="string">
            <text:p>prez</text:p>
          </table:table-cell>
          <table:table-cell office:value-type="string">
            <text:p>p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2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32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2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2323</text:p>
          </table:table-cell>
          <table:table-cell office:value-type="string">
            <text:p>firen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24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2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32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2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28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29</text:p>
          </table:table-cell>
          <table:table-cell office:value-type="string">
            <text:p>commandez</text:p>
          </table:table-cell>
          <table:table-cell office:value-type="string">
            <text:p>comand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31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32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33</text:p>
          </table:table-cell>
          <table:table-cell office:value-type="string">
            <text:p>criee</text:p>
          </table:table-cell>
          <table:table-cell office:value-type="string">
            <text:p>prim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34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6</text:p>
          </table:table-cell>
          <table:table-cell office:value-type="string">
            <text:p>coronez</text:p>
          </table:table-cell>
          <table:table-cell office:value-type="string">
            <text:p>coroner|couron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7</text:p>
          </table:table-cell>
          <table:table-cell office:value-type="string">
            <text:p>seignour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8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39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40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>
            <text:p>A_w_002341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42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3</text:p>
          </table:table-cell>
          <table:table-cell office:value-type="string">
            <text:p>combatez</text:p>
          </table:table-cell>
          <table:table-cell office:value-type="string">
            <text:p>combat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44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45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6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4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348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49</text:p>
          </table:table-cell>
          <table:table-cell office:value-type="string">
            <text:p>tous</text:p>
          </table:table-cell>
          <table:table-cell office:value-type="string">
            <text:p>d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50</text:p>
          </table:table-cell>
          <table:table-cell office:value-type="string">
            <text:p>aprestez</text:p>
          </table:table-cell>
          <table:table-cell office:value-type="string">
            <text:p>apr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51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52</text:p>
          </table:table-cell>
          <table:table-cell table:number-columns-repeated="2" office:value-type="string">
            <text:p>autre</text:p>
          </table:table-cell>
          <table:table-cell office:value-type="string">
            <text:p>DETind</text:p>
          </table:table-cell>
          <table:table-cell table:number-columns-repeated="10"/>
        </table:table-row>
        <table:table-row table:style-name="ro1">
          <table:table-cell office:value-type="string">
            <text:p>A_w_002353</text:p>
          </table:table-cell>
          <table:table-cell table:number-columns-repeated="2" office:value-type="string">
            <text:p>cho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5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35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35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57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358</text:p>
          </table:table-cell>
          <table:table-cell office:value-type="string">
            <text:p>ermez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59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60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61</text:p>
          </table:table-cell>
          <table:table-cell office:value-type="string">
            <text:p>ansemble</text:p>
          </table:table-cell>
          <table:table-cell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63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64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6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6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67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69</text:p>
          </table:table-cell>
          <table:table-cell office:value-type="string">
            <text:p>checuns</text:p>
          </table:table-cell>
          <table:table-cell office:value-type="string">
            <text:p>chascu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70</text:p>
          </table:table-cell>
          <table:table-cell office:value-type="string">
            <text:p>desirant</text:p>
          </table:table-cell>
          <table:table-cell office:value-type="string">
            <text:p>desir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2</text:p>
          </table:table-cell>
          <table:table-cell office:value-type="string">
            <text:p>que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7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376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77</text:p>
          </table:table-cell>
          <table:table-cell office:value-type="string">
            <text:p>asseürant</text:p>
          </table:table-cell>
          <table:table-cell office:value-type="string">
            <text:p>asseür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8</text:p>
          </table:table-cell>
          <table:table-cell table:number-columns-repeated="2" office:value-type="string">
            <text:p>dieu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37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380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81</text:p>
          </table:table-cell>
          <table:table-cell office:value-type="string">
            <text:p>mere</text:p>
          </table:table-cell>
          <table:table-cell office:value-type="string">
            <text:p>m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82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83</text:p>
          </table:table-cell>
          <table:table-cell office:value-type="string">
            <text:p>formant</text:p>
          </table:table-cell>
          <table:table-cell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84</text:p>
          </table:table-cell>
          <table:table-cell office:value-type="string">
            <text:p>reclamant</text:p>
          </table:table-cell>
          <table:table-cell office:value-type="string">
            <text:p>reclam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85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38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87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88</text:p>
          </table:table-cell>
          <table:table-cell office:value-type="string">
            <text:p>cue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89</text:p>
          </table:table-cell>
          <table:table-cell office:value-type="string">
            <text:p>docement</text:p>
          </table:table-cell>
          <table:table-cell office:value-type="string">
            <text:p>doucement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90</text:p>
          </table:table-cell>
          <table:table-cell office:value-type="string">
            <text:p>deprï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91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39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93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94</text:p>
          </table:table-cell>
          <table:table-cell table:number-columns-repeated="2" office:value-type="string">
            <text:p>victo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95</text:p>
          </table:table-cell>
          <table:table-cell table:number-columns-repeated="2" office:value-type="string">
            <text:p>contr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9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97</text:p>
          </table:table-cell>
          <table:table-cell office:value-type="string">
            <text:p>mescreant</text:p>
          </table:table-cell>
          <table:table-cell office:value-type="string">
            <text:p>mescrë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98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399</text:p>
          </table:table-cell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0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0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402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03</text:p>
          </table:table-cell>
          <table:table-cell office:value-type="string">
            <text:p>vancu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0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05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7</text:p>
          </table:table-cell>
          <table:table-cell office:value-type="string">
            <text:p>fera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0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09</text:p>
          </table:table-cell>
          <table:table-cell office:value-type="string">
            <text:p>anui</text:p>
          </table:table-cell>
          <table:table-cell office:value-type="string">
            <text:p>avoi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10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41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12</text:p>
          </table:table-cell>
          <table:table-cell office:value-type="string">
            <text:p>pes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13</text:p>
          </table:table-cell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1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1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16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17</text:p>
          </table:table-cell>
          <table:table-cell office:value-type="string">
            <text:p>valor</text:p>
          </table:table-cell>
          <table:table-cell office:value-type="string">
            <text:p>majo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1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19</text:p>
          </table:table-cell>
          <table:table-cell office:value-type="string">
            <text:p>hardema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2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2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2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23</text:p>
          </table:table-cell>
          <table:table-cell office:value-type="string">
            <text:p>doute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2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25</text:p>
          </table:table-cell>
          <table:table-cell office:value-type="string">
            <text:p>ia</text:p>
          </table:table-cell>
          <table:table-cell office:value-type="string">
            <text:p>ç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26</text:p>
          </table:table-cell>
          <table:table-cell office:value-type="string">
            <text:p>ro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27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28</text:p>
          </table:table-cell>
          <table:table-cell office:value-type="string">
            <text:p>amirant</text:p>
          </table:table-cell>
          <table:table-cell office:value-type="string">
            <text:p>esprendre2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29</text:p>
          </table:table-cell>
          <table:table-cell table:number-columns-repeated="2" office:value-type="string">
            <text:p>van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430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43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432</text:p>
          </table:table-cell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33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34</text:p>
          </table:table-cell>
          <table:table-cell office:value-type="string">
            <text:p>preu</text:p>
          </table:table-cell>
          <table:table-cell office:value-type="string">
            <text:p>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35</text:p>
          </table:table-cell>
          <table:table-cell office:value-type="string">
            <text:p>conte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3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37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38</text:p>
          </table:table-cell>
          <table:table-cell office:value-type="string">
            <text:p>ins</text:p>
          </table:table-cell>
          <table:table-cell office:value-type="string">
            <text:p>il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39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40</text:p>
          </table:table-cell>
          <table:table-cell office:value-type="string">
            <text:p>vië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42</text:p>
          </table:table-cell>
          <table:table-cell office:value-type="string">
            <text:p>trova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4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44</text:p>
          </table:table-cell>
          <table:table-cell office:value-type="string">
            <text:p>poissan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5</text:p>
          </table:table-cell>
          <table:table-cell office:value-type="string">
            <text:p>a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46</text:p>
          </table:table-cell>
          <table:table-cell office:value-type="string">
            <text:p>ez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47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8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9</text:p>
          </table:table-cell>
          <table:table-cell office:value-type="string">
            <text:p>esperonant</text:p>
          </table:table-cell>
          <table:table-cell office:value-type="string">
            <text:p>espero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0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5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3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455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56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5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5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60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61</text:p>
          </table:table-cell>
          <table:table-cell office:value-type="string">
            <text:p>hautemant</text:p>
          </table:table-cell>
          <table:table-cell office:value-type="string">
            <text:p>hau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6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63</text:p>
          </table:table-cell>
          <table:table-cell office:value-type="string">
            <text:p>oiant</text:p>
          </table:table-cell>
          <table:table-cell office:value-type="string">
            <text:p>ö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6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65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66</text:p>
          </table:table-cell>
          <table:table-cell office:value-type="string">
            <text:p>defi</text:p>
          </table:table-cell>
          <table:table-cell office:value-type="string">
            <text:p>davi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6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68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6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70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71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72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7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7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475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76</text:p>
          </table:table-cell>
          <table:table-cell office:value-type="string">
            <text:p>ensement</text:p>
          </table:table-cell>
          <table:table-cell office:value-type="string">
            <text:p>en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7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78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79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80</text:p>
          </table:table-cell>
          <table:table-cell table:number-columns-repeated="2" office:value-type="string">
            <text:p>gard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82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48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84</text:p>
          </table:table-cell>
          <table:table-cell office:value-type="string">
            <text:p>t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85</text:p>
          </table:table-cell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86</text:p>
          </table:table-cell>
          <table:table-cell office:value-type="string">
            <text:p>noiant</text:p>
          </table:table-cell>
          <table:table-cell office:value-type="string">
            <text:p>mori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7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8</text:p>
          </table:table-cell>
          <table:table-cell table:number-columns-repeated="2" office:value-type="string">
            <text:p>mo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9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90</text:p>
          </table:table-cell>
          <table:table-cell table:number-columns-repeated="2" office:value-type="string">
            <text:p>on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91</text:p>
          </table:table-cell>
          <table:table-cell office:value-type="string">
            <text:p>Fernagu</text:p>
          </table:table-cell>
          <table:table-cell office:value-type="string">
            <text:p>fernag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92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93</text:p>
          </table:table-cell>
          <table:table-cell office:value-type="string">
            <text:p>dema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9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95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9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97</text:p>
          </table:table-cell>
          <table:table-cell office:value-type="string">
            <text:p>j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49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99</text:p>
          </table:table-cell>
          <table:table-cell table:number-columns-repeated="2" office:value-type="string">
            <text:p>ton</text:p>
          </table:table-cell>
          <table:table-cell office:value-type="string">
            <text:p>NOMpr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00</text:p>
          </table:table-cell>
          <table:table-cell office:value-type="string">
            <text:p>co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2</text:p>
          </table:table-cell>
          <table:table-cell office:value-type="string">
            <text:p>lesse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03</text:p>
          </table:table-cell>
          <table:table-cell office:value-type="string">
            <text:p>corre</text:p>
          </table:table-cell>
          <table:table-cell office:value-type="string">
            <text:p>cor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5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6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7</text:p>
          </table:table-cell>
          <table:table-cell office:value-type="string">
            <text:p>cor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509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0</text:p>
          </table:table-cell>
          <table:table-cell office:value-type="string">
            <text:p>Migrados</text:p>
          </table:table-cell>
          <table:table-cell office:value-type="string">
            <text:p>migrado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2</text:p>
          </table:table-cell>
          <table:table-cell office:value-type="string">
            <text:p>bruiant</text:p>
          </table:table-cell>
          <table:table-cell office:value-type="string">
            <text:p>brui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14</text:p>
          </table:table-cell>
          <table:table-cell office:value-type="string">
            <text:p>chevaus</text:p>
          </table:table-cell>
          <table:table-cell office:value-type="string">
            <text:p>cheval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5</text:p>
          </table:table-cell>
          <table:table-cell office:value-type="string">
            <text:p>brochent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16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17</text:p>
          </table:table-cell>
          <table:table-cell office:value-type="string">
            <text:p>aïreement</text:p>
          </table:table-cell>
          <table:table-cell office:value-type="string">
            <text:p>iri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1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19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0</text:p>
          </table:table-cell>
          <table:table-cell office:value-type="string">
            <text:p>radour</text:p>
          </table:table-cell>
          <table:table-cell office:value-type="string">
            <text:p>ral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521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2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23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4</text:p>
          </table:table-cell>
          <table:table-cell office:value-type="string">
            <text:p>trenblent</text:p>
          </table:table-cell>
          <table:table-cell office:value-type="string">
            <text:p>tremb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5</text:p>
          </table:table-cell>
          <table:table-cell office:value-type="string">
            <text:p>Tel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6</text:p>
          </table:table-cell>
          <table:table-cell office:value-type="string">
            <text:p>noisse</text:p>
          </table:table-cell>
          <table:table-cell office:value-type="string">
            <text:p>noise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527</text:p>
          </table:table-cell>
          <table:table-cell office:value-type="string">
            <text:p>mainent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29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0</text:p>
          </table:table-cell>
          <table:table-cell office:value-type="string">
            <text:p>auferrant</text:p>
          </table:table-cell>
          <table:table-cell office:value-type="string">
            <text:p>auferra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1</text:p>
          </table:table-cell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2</text:p>
          </table:table-cell>
          <table:table-cell office:value-type="string">
            <text:p>samble</text:p>
          </table:table-cell>
          <table:table-cell office:value-type="string">
            <text:p>semb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3</text:p>
          </table:table-cell>
          <table:table-cell table:number-columns-repeated="2" office:value-type="string">
            <text:p>foudr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34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5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6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7</text:p>
          </table:table-cell>
          <table:table-cell office:value-type="string">
            <text:p>vois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8</text:p>
          </table:table-cell>
          <table:table-cell office:value-type="string">
            <text:p>cheant</text:p>
          </table:table-cell>
          <table:table-cell office:value-type="string">
            <text:p>chë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0</text:p>
          </table:table-cell>
          <table:table-cell office:value-type="string">
            <text:p>lances</text:p>
          </table:table-cell>
          <table:table-cell office:value-type="string">
            <text:p>lanc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1</text:p>
          </table:table-cell>
          <table:table-cell office:value-type="string">
            <text:p>tindr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3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4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6</text:p>
          </table:table-cell>
          <table:table-cell office:value-type="string">
            <text:p>confanon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7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8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9</text:p>
          </table:table-cell>
          <table:table-cell table:number-columns-repeated="2" office:value-type="string">
            <text:p>ven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50</text:p>
          </table:table-cell>
          <table:table-cell office:value-type="string">
            <text:p>ventelant</text:p>
          </table:table-cell>
          <table:table-cell office:value-type="string">
            <text:p>gen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1</text:p>
          </table:table-cell>
          <table:table-cell office:value-type="string">
            <text:p>grans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52</text:p>
          </table:table-cell>
          <table:table-cell office:value-type="string">
            <text:p>cous</text:p>
          </table:table-cell>
          <table:table-cell office:value-type="string">
            <text:p>cou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4</text:p>
          </table:table-cell>
          <table:table-cell office:value-type="string">
            <text:p>donent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5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56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57</text:p>
          </table:table-cell>
          <table:table-cell office:value-type="string">
            <text:p>rompent</text:p>
          </table:table-cell>
          <table:table-cell office:value-type="string">
            <text:p>referir2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59</text:p>
          </table:table-cell>
          <table:table-cell office:value-type="string">
            <text:p>guiges</text:p>
          </table:table-cell>
          <table:table-cell office:value-type="string">
            <text:p>guich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6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61</text:p>
          </table:table-cell>
          <table:table-cell office:value-type="string">
            <text:p>paile</text:p>
          </table:table-cell>
          <table:table-cell office:value-type="string">
            <text:p>pa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6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63</text:p>
          </table:table-cell>
          <table:table-cell office:value-type="string">
            <text:p>orïant</text:p>
          </table:table-cell>
          <table:table-cell office:value-type="string">
            <text:p>orï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64</text:p>
          </table:table-cell>
          <table:table-cell office:value-type="string">
            <text:p>flours</text:p>
          </table:table-cell>
          <table:table-cell office:value-type="string">
            <text:p>fl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65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566</text:p>
          </table:table-cell>
          <table:table-cell office:value-type="string">
            <text:p>painture</text:p>
          </table:table-cell>
          <table:table-cell office:value-type="string">
            <text:p>p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6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56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569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70</text:p>
          </table:table-cell>
          <table:table-cell table:number-columns-repeated="2" office:value-type="string">
            <text:p>av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571</text:p>
          </table:table-cell>
          <table:table-cell table:number-columns-repeated="2" office:value-type="string">
            <text:p>ga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7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57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74</text:p>
          </table:table-cell>
          <table:table-cell office:value-type="string">
            <text:p>hauberr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7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576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77</text:p>
          </table:table-cell>
          <table:table-cell office:value-type="string">
            <text:p>mië</text:p>
          </table:table-cell>
          <table:table-cell office:value-type="string">
            <text:p>mi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78</text:p>
          </table:table-cell>
          <table:table-cell office:value-type="string">
            <text:p>faussant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79</text:p>
          </table:table-cell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80</text:p>
          </table:table-cell>
          <table:table-cell office:value-type="string">
            <text:p>fi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81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582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58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584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85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86</text:p>
          </table:table-cell>
          <table:table-cell office:value-type="string">
            <text:p>ronpant</text:p>
          </table:table-cell>
          <table:table-cell office:value-type="string">
            <text:p>rola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87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8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89</text:p>
          </table:table-cell>
          <table:table-cell office:value-type="string">
            <text:p>petrines</text:p>
          </table:table-cell>
          <table:table-cell office:value-type="string">
            <text:p>reman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90</text:p>
          </table:table-cell>
          <table:table-cell office:value-type="string">
            <text:p>ploient</text:p>
          </table:table-cell>
          <table:table-cell office:value-type="string">
            <text:p>ploi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9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92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93</text:p>
          </table:table-cell>
          <table:table-cell office:value-type="string">
            <text:p>tra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94</text:p>
          </table:table-cell>
          <table:table-cell office:value-type="string">
            <text:p>Outre</text:p>
          </table:table-cell>
          <table:table-cell office:value-type="string">
            <text:p>outre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59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59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597</text:p>
          </table:table-cell>
          <table:table-cell office:value-type="string">
            <text:p>passent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98</text:p>
          </table:table-cell>
          <table:table-cell office:value-type="string">
            <text:p>andui</text:p>
          </table:table-cell>
          <table:table-cell office:value-type="string">
            <text:p>ambedo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9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2600</text:p>
          </table:table-cell>
          <table:table-cell office:value-type="string">
            <text:p>quitemant</text:p>
          </table:table-cell>
          <table:table-cell office:value-type="string">
            <text:p>qui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0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0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03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0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05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06</text:p>
          </table:table-cell>
          <table:table-cell table:number-columns-repeated="2"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0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0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60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10</text:p>
          </table:table-cell>
          <table:table-cell office:value-type="string">
            <text:p>perdu</text:p>
          </table:table-cell>
          <table:table-cell office:value-type="string">
            <text:p>per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11</text:p>
          </table:table-cell>
          <table:table-cell office:value-type="string">
            <text:p>nïant</text:p>
          </table:table-cell>
          <table:table-cell office:value-type="string">
            <text:p>nïent</text:p>
          </table:table-cell>
          <table:table-cell office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>
            <text:p>A_w_002612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1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1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15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16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17</text:p>
          </table:table-cell>
          <table:table-cell office:value-type="string">
            <text:p>vo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18</text:p>
          </table:table-cell>
          <table:table-cell office:value-type="string">
            <text:p>mervoille</text:p>
          </table:table-cell>
          <table:table-cell office:value-type="string">
            <text:p>merve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1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20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21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2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23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25</text:p>
          </table:table-cell>
          <table:table-cell office:value-type="string">
            <text:p>tenus</text:p>
          </table:table-cell>
          <table:table-cell office:value-type="string">
            <text:p>teni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26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2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28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29</text:p>
          </table:table-cell>
          <table:table-cell office:value-type="string">
            <text:p>Belis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0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631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2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33</text:p>
          </table:table-cell>
          <table:table-cell office:value-type="string">
            <text:p>garnemant</text:p>
          </table:table-cell>
          <table:table-cell office:value-type="string">
            <text:p>garn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34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6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637</text:p>
          </table:table-cell>
          <table:table-cell office:value-type="string">
            <text:p>porte</text:p>
          </table:table-cell>
          <table:table-cell office:value-type="string">
            <text:p>port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3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39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40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41</text:p>
          </table:table-cell>
          <table:table-cell office:value-type="string">
            <text:p>couardant</text:p>
          </table:table-cell>
          <table:table-cell office:value-type="string">
            <text:p>coarder|couard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4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64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44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45</text:p>
          </table:table-cell>
          <table:table-cell office:value-type="string">
            <text:p>duro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4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47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4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49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50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51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2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53</text:p>
          </table:table-cell>
          <table:table-cell office:value-type="string">
            <text:p>lussant</text:p>
          </table:table-cell>
          <table:table-cell office:value-type="string">
            <text:p>luis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4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5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6</text:p>
          </table:table-cell>
          <table:table-cell office:value-type="string">
            <text:p>nasal</text:p>
          </table:table-cell>
          <table:table-cell office:value-type="string">
            <text:p>na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7</text:p>
          </table:table-cell>
          <table:table-cell office:value-type="string">
            <text:p>lí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59</text:p>
          </table:table-cell>
          <table:table-cell office:value-type="string">
            <text:p>trenché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60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6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3</text:p>
          </table:table-cell>
          <table:table-cell table:number-columns-repeated="2"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4</text:p>
          </table:table-cell>
          <table:table-cell office:value-type="string">
            <text:p>cop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66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7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8</text:p>
          </table:table-cell>
          <table:table-cell office:value-type="string">
            <text:p>auferrant</text:p>
          </table:table-cell>
          <table:table-cell office:value-type="string">
            <text:p>aufer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0</text:p>
          </table:table-cell>
          <table:table-cell office:value-type="string">
            <text:p>chié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1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2</text:p>
          </table:table-cell>
          <table:table-cell table:number-columns-repeated="2" office:value-type="string">
            <text:p>bu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3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74</text:p>
          </table:table-cell>
          <table:table-cell office:value-type="string">
            <text:p>al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5</text:p>
          </table:table-cell>
          <table:table-cell office:value-type="string">
            <text:p>dessevrant</text:p>
          </table:table-cell>
          <table:table-cell office:value-type="string">
            <text:p>dessev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7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7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8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7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80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81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8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83</text:p>
          </table:table-cell>
          <table:table-cell office:value-type="string">
            <text:p>ment</text:p>
          </table:table-cell>
          <table:table-cell office:value-type="string">
            <text:p>main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84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85</text:p>
          </table:table-cell>
          <table:table-cell office:value-type="string">
            <text:p>vitement</text:p>
          </table:table-cell>
          <table:table-cell office:value-type="string">
            <text:p>vis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8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87</text:p>
          </table:table-cell>
          <table:table-cell office:value-type="string">
            <text:p>sauluz</text:p>
          </table:table-cell>
          <table:table-cell office:value-type="string">
            <text:p>sali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8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89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9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691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92</text:p>
          </table:table-cell>
          <table:table-cell office:value-type="string">
            <text:p>ii</text:p>
          </table:table-cell>
          <table:table-cell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93</text:p>
          </table:table-cell>
          <table:table-cell office:value-type="string">
            <text:p>mo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94</text:p>
          </table:table-cell>
          <table:table-cell office:value-type="string">
            <text:p>coml</text:p>
          </table:table-cell>
          <table:table-cell office:value-type="string">
            <text:p>coup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95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96</text:p>
          </table:table-cell>
          <table:table-cell office:value-type="string">
            <text:p>vallant</text:p>
          </table:table-cell>
          <table:table-cell office:value-type="string">
            <text:p>valoi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97</text:p>
          </table:table-cell>
          <table:table-cell office:value-type="string">
            <text:p>dan</text:p>
          </table:table-cell>
          <table:table-cell office:value-type="string">
            <text:p>da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98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99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00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01</text:p>
          </table:table-cell>
          <table:table-cell office:value-type="string">
            <text:p>est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0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03</text:p>
          </table:table-cell>
          <table:table-cell office:value-type="string">
            <text:p>sachant</text:p>
          </table:table-cell>
          <table:table-cell office:value-type="string">
            <text:p>sav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04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05</text:p>
          </table:table-cell>
          <table:table-cell office:value-type="string">
            <text:p>beste</text:p>
          </table:table-cell>
          <table:table-cell office:value-type="string">
            <text:p>best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06</text:p>
          </table:table-cell>
          <table:table-cell office:value-type="string">
            <text:p>mue</text:p>
          </table:table-cell>
          <table:table-cell office:value-type="string">
            <text:p>müer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707</text:p>
          </table:table-cell>
          <table:table-cell office:value-type="string">
            <text:p>tuez</text:p>
          </table:table-cell>
          <table:table-cell office:value-type="string">
            <text:p>t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0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2709</text:p>
          </table:table-cell>
          <table:table-cell office:value-type="string">
            <text:p>fetement</text:p>
          </table:table-cell>
          <table:table-cell office:value-type="string">
            <text:p>faitement|sifai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1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2</text:p>
          </table:table-cell>
          <table:table-cell office:value-type="string">
            <text:p>seigno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3</text:p>
          </table:table-cell>
          <table:table-cell office:value-type="string">
            <text:p>lessiés</text:p>
          </table:table-cell>
          <table:table-cell office:value-type="string">
            <text:p>lais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14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1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16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1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20</text:p>
          </table:table-cell>
          <table:table-cell office:value-type="string">
            <text:p>prodome</text:p>
          </table:table-cell>
          <table:table-cell office:value-type="string">
            <text:p>broign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1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2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23</text:p>
          </table:table-cell>
          <table:table-cell office:value-type="string">
            <text:p>avillement</text:p>
          </table:table-cell>
          <table:table-cell office:value-type="string">
            <text:p>avil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4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>
            <text:p>A_w_002725</text:p>
          </table:table-cell>
          <table:table-cell office:value-type="string">
            <text:p>Mahomet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2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7</text:p>
          </table:table-cell>
          <table:table-cell office:value-type="string">
            <text:p>confonde</text:p>
          </table:table-cell>
          <table:table-cell office:value-type="string">
            <text:p>confo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2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29</text:p>
          </table:table-cell>
          <table:table-cell office:value-type="string">
            <text:p>cravant</text:p>
          </table:table-cell>
          <table:table-cell office:value-type="string">
            <text:p>cravant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30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31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73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3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734</text:p>
          </table:table-cell>
          <table:table-cell office:value-type="string">
            <text:p>pren</text:p>
          </table:table-cell>
          <table:table-cell office:value-type="string">
            <text:p>pren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735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36</text:p>
          </table:table-cell>
          <table:table-cell office:value-type="string">
            <text:p>crueil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37</text:p>
          </table:table-cell>
          <table:table-cell office:value-type="string">
            <text:p>vengement</text:p>
          </table:table-cell>
          <table:table-cell office:value-type="string">
            <text:p>veng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3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39</text:p>
          </table:table-cell>
          <table:table-cell table:number-columns-repeated="2" office:value-type="string">
            <text:p>ton</text:p>
          </table:table-cell>
          <table:table-cell office:value-type="string">
            <text:p>NOMpro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740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41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42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74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744</text:p>
          </table:table-cell>
          <table:table-cell office:value-type="string">
            <text:p>ir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745</text:p>
          </table:table-cell>
          <table:table-cell office:value-type="string">
            <text:p>gabant</text:p>
          </table:table-cell>
          <table:table-cell office:value-type="string">
            <text:p>gab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4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4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4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49</text:p>
          </table:table-cell>
          <table:table-cell office:value-type="string">
            <text:p>rende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0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1</text:p>
          </table:table-cell>
          <table:table-cell office:value-type="string">
            <text:p>bonté</text:p>
          </table:table-cell>
          <table:table-cell office:value-type="string">
            <text:p>conte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52</text:p>
          </table:table-cell>
          <table:table-cell table:number-columns-repeated="2"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5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55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56</text:p>
          </table:table-cell>
          <table:table-cell office:value-type="string">
            <text:p>ataing</text:p>
          </table:table-cell>
          <table:table-cell office:value-type="string">
            <text:p>atain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58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9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0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62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63</text:p>
          </table:table-cell>
          <table:table-cell office:value-type="string">
            <text:p>meïsme</text:p>
          </table:table-cell>
          <table:table-cell office:value-type="string">
            <text:p>mëis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64</text:p>
          </table:table-cell>
          <table:table-cell office:value-type="string">
            <text:p>meterai</text:p>
          </table:table-cell>
          <table:table-cell office:value-type="string">
            <text:p>metre2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65</text:p>
          </table:table-cell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7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67</text:p>
          </table:table-cell>
          <table:table-cell office:value-type="string">
            <text:p>torment</text:p>
          </table:table-cell>
          <table:table-cell office:value-type="string">
            <text:p>tormen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8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9</text:p>
          </table:table-cell>
          <table:table-cell office:value-type="string">
            <text:p>fuerre</text:p>
          </table:table-cell>
          <table:table-cell office:value-type="string">
            <text:p>fuerre1|fuerre2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770</text:p>
          </table:table-cell>
          <table:table-cell office:value-type="string">
            <text:p>sache</text:p>
          </table:table-cell>
          <table:table-cell office:value-type="string">
            <text:p>sachi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71</text:p>
          </table:table-cell>
          <table:table-cell office:value-type="string">
            <text:p>courouçouse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77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75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7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7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78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80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8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82</text:p>
          </table:table-cell>
          <table:table-cell office:value-type="string">
            <text:p>flors</text:p>
          </table:table-cell>
          <table:table-cell office:value-type="string">
            <text:p>flor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78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84</text:p>
          </table:table-cell>
          <table:table-cell office:value-type="string">
            <text:p>piers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8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86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87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88</text:p>
          </table:table-cell>
          <table:table-cell office:value-type="string">
            <text:p>abatant</text:p>
          </table:table-cell>
          <table:table-cell office:value-type="string">
            <text:p>aba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8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90</text:p>
          </table:table-cell>
          <table:table-cell office:value-type="string">
            <text:p>cop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91</text:p>
          </table:table-cell>
          <table:table-cell office:value-type="string">
            <text:p>descent</text:p>
          </table:table-cell>
          <table:table-cell office:value-type="string">
            <text:p>desc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92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9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94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9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96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97</text:p>
          </table:table-cell>
          <table:table-cell table:number-columns-repeated="2" office:value-type="string">
            <text:p>jusque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9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02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03</text:p>
          </table:table-cell>
          <table:table-cell office:value-type="string">
            <text:p>trenché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04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5</text:p>
          </table:table-cell>
          <table:table-cell office:value-type="string">
            <text:p>bruiant</text:p>
          </table:table-cell>
          <table:table-cell office:value-type="string">
            <text:p>bruia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6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07</text:p>
          </table:table-cell>
          <table:table-cell office:value-type="string">
            <text:p>iiii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08</text:p>
          </table:table-cell>
          <table:table-cell office:value-type="string">
            <text:p>piés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0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1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1</text:p>
          </table:table-cell>
          <table:table-cell office:value-type="string">
            <text:p>antra</text:p>
          </table:table-cell>
          <table:table-cell office:value-type="string">
            <text:p>ent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3</text:p>
          </table:table-cell>
          <table:table-cell office:value-type="string">
            <text:p>brant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15</text:p>
          </table:table-cell>
          <table:table-cell table:number-columns-repeated="2" office:value-type="string">
            <text:p>h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7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1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9</text:p>
          </table:table-cell>
          <table:table-cell office:value-type="string">
            <text:p>cuvert</text:p>
          </table:table-cell>
          <table:table-cell office:value-type="string">
            <text:p>culver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0</text:p>
          </table:table-cell>
          <table:table-cell office:value-type="string">
            <text:p>mescreant</text:p>
          </table:table-cell>
          <table:table-cell office:value-type="string">
            <text:p>mescroi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2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23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824</text:p>
          </table:table-cell>
          <table:table-cell office:value-type="string">
            <text:p>tenu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25</text:p>
          </table:table-cell>
          <table:table-cell office:value-type="string">
            <text:p>t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826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7</text:p>
          </table:table-cell>
          <table:table-cell office:value-type="string">
            <text:p>con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8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3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1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2</text:p>
          </table:table-cell>
          <table:table-cell office:value-type="string">
            <text:p>com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33</text:p>
          </table:table-cell>
          <table:table-cell office:value-type="string">
            <text:p>ci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4</text:p>
          </table:table-cell>
          <table:table-cell office:value-type="string">
            <text:p>cop</text:p>
          </table:table-cell>
          <table:table-cell office:value-type="string">
            <text:p>cop|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3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36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7</text:p>
          </table:table-cell>
          <table:table-cell office:value-type="string">
            <text:p>sainte</text:p>
          </table:table-cell>
          <table:table-cell office:value-type="string">
            <text:p>sai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38</text:p>
          </table:table-cell>
          <table:table-cell office:value-type="string">
            <text:p>Marie</text:p>
          </table:table-cell>
          <table:table-cell office:value-type="string">
            <text:p>mar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9</text:p>
          </table:table-cell>
          <table:table-cell office:value-type="string">
            <text:p>garissés</text:p>
          </table:table-cell>
          <table:table-cell office:value-type="string">
            <text:p>gari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0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4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2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44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4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84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847</text:p>
          </table:table-cell>
          <table:table-cell office:value-type="string">
            <text:p>soi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8</text:p>
          </table:table-cell>
          <table:table-cell office:value-type="string">
            <text:p>merveillant</text:p>
          </table:table-cell>
          <table:table-cell office:value-type="string">
            <text:p>merveil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850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51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53</text:p>
          </table:table-cell>
          <table:table-cell office:value-type="string">
            <text:p>desous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4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55</text:p>
          </table:table-cell>
          <table:table-cell office:value-type="string">
            <text:p>morant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7</text:p>
          </table:table-cell>
          <table:table-cell office:value-type="string">
            <text:p>sau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58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5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86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861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6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863</text:p>
          </table:table-cell>
          <table:table-cell office:value-type="string">
            <text:p>sorjornant</text:p>
          </table:table-cell>
          <table:table-cell office:value-type="string">
            <text:p>borguignon</text:p>
          </table:table-cell>
          <table:table-cell office:value-type="string">
            <text:p>NOMpr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64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65</text:p>
          </table:table-cell>
          <table:table-cell office:value-type="string">
            <text:p>Dura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67</text:p>
          </table:table-cell>
          <table:table-cell office:value-type="string">
            <text:p>ii</text:p>
          </table:table-cell>
          <table:table-cell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68</text:p>
          </table:table-cell>
          <table:table-cell office:value-type="string">
            <text:p>poins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69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70</text:p>
          </table:table-cell>
          <table:table-cell office:value-type="string">
            <text:p>formant</text:p>
          </table:table-cell>
          <table:table-cell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7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72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73</text:p>
          </table:table-cell>
          <table:table-cell office:value-type="string">
            <text:p>anbrace</text:p>
          </table:table-cell>
          <table:table-cell office:value-type="string">
            <text:p>embr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74</text:p>
          </table:table-cell>
          <table:table-cell office:value-type="string">
            <text:p>alé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7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76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77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7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7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82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83</text:p>
          </table:table-cell>
          <table:table-cell office:value-type="string">
            <text:p>aïrement</text:p>
          </table:table-cell>
          <table:table-cell office:value-type="string">
            <text:p>aigremen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4</text:p>
          </table:table-cell>
          <table:table-cell office:value-type="string">
            <text:p>desus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8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6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7</text:p>
          </table:table-cell>
          <table:table-cell office:value-type="string">
            <text:p>burni</text:p>
          </table:table-cell>
          <table:table-cell office:value-type="string">
            <text:p>bru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889</text:p>
          </table:table-cell>
          <table:table-cell office:value-type="string">
            <text:p>flanboiant</text:p>
          </table:table-cell>
          <table:table-cell office:value-type="string">
            <text:p>maintena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9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891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892</text:p>
          </table:table-cell>
          <table:table-cell office:value-type="string">
            <text:p>quartier</text:p>
          </table:table-cell>
          <table:table-cell office:value-type="string">
            <text:p>cart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93</text:p>
          </table:table-cell>
          <table:table-cell office:value-type="string">
            <text:p>contreval</text:p>
          </table:table-cell>
          <table:table-cell office:value-type="string">
            <text:p>contreval</text:p>
          </table:table-cell>
          <table:table-cell office:value-type="string">
            <text:p>NOMpr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9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95</text:p>
          </table:table-cell>
          <table:table-cell office:value-type="string">
            <text:p>descent</text:p>
          </table:table-cell>
          <table:table-cell office:value-type="string">
            <text:p>desc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96</text:p>
          </table:table-cell>
          <table:table-cell office:value-type="string">
            <text:p>Trenche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9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98</text:p>
          </table:table-cell>
          <table:table-cell office:value-type="string">
            <text:p>mailles</text:p>
          </table:table-cell>
          <table:table-cell office:value-type="string">
            <text:p>m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99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0</text:p>
          </table:table-cell>
          <table:table-cell office:value-type="string">
            <text:p>hauberr</text:p>
          </table:table-cell>
          <table:table-cell office:value-type="string">
            <text:p>hauberc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901</text:p>
          </table:table-cell>
          <table:table-cell office:value-type="string">
            <text:p>jasarant</text:p>
          </table:table-cell>
          <table:table-cell office:value-type="string">
            <text:p>jazerenc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0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4</text:p>
          </table:table-cell>
          <table:table-cell office:value-type="string">
            <text:p>ourleüre</text:p>
          </table:table-cell>
          <table:table-cell office:value-type="string">
            <text:p>jogl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5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6</text:p>
          </table:table-cell>
          <table:table-cell office:value-type="string">
            <text:p>mitié</text:p>
          </table:table-cell>
          <table:table-cell office:value-type="string">
            <text:p>mo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08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09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0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911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2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13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91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1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6</text:p>
          </table:table-cell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7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1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19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0</text:p>
          </table:table-cell>
          <table:table-cell office:value-type="string">
            <text:p>eü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1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2</text:p>
          </table:table-cell>
          <table:table-cell office:value-type="string">
            <text:p>trestot</text:p>
          </table:table-cell>
          <table:table-cell office:value-type="string">
            <text:p>tres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23</text:p>
          </table:table-cell>
          <table:table-cell office:value-type="string">
            <text:p>outreement</text:p>
          </table:table-cell>
          <table:table-cell office:value-type="string">
            <text:p>out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24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25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26</text:p>
          </table:table-cell>
          <table:table-cell office:value-type="string">
            <text:p>reprent</text:p>
          </table:table-cell>
          <table:table-cell office:value-type="string">
            <text:p>rep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7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8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30</text:p>
          </table:table-cell>
          <table:table-cell office:value-type="string">
            <text:p>couroçousse</text:p>
          </table:table-cell>
          <table:table-cell office:value-type="string">
            <text:p>conoiss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1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2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34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5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6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7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38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39</text:p>
          </table:table-cell>
          <table:table-cell office:value-type="string">
            <text:p>esparnant</text:p>
          </table:table-cell>
          <table:table-cell office:value-type="string">
            <text:p>espargn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40</text:p>
          </table:table-cell>
          <table:table-cell office:value-type="string">
            <text:p>grans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41</text:p>
          </table:table-cell>
          <table:table-cell office:value-type="string">
            <text:p>cos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2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3</text:p>
          </table:table-cell>
          <table:table-cell office:value-type="string">
            <text:p>donent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44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45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6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7</text:p>
          </table:table-cell>
          <table:table-cell office:value-type="string">
            <text:p>travaillant</text:p>
          </table:table-cell>
          <table:table-cell office:value-type="string">
            <text:p>travaill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8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49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50</text:p>
          </table:table-cell>
          <table:table-cell office:value-type="string">
            <text:p>espees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51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52</text:p>
          </table:table-cell>
          <table:table-cell office:value-type="string">
            <text:p>vau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53</text:p>
          </table:table-cell>
          <table:table-cell table:number-columns-repeated="2"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54</text:p>
          </table:table-cell>
          <table:table-cell office:value-type="string">
            <text:p>noïant</text:p>
          </table:table-cell>
          <table:table-cell office:value-type="string">
            <text:p>m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5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956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5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58</text:p>
          </table:table-cell>
          <table:table-cell office:value-type="string">
            <text:p>tranchent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59</text:p>
          </table:table-cell>
          <table:table-cell office:value-type="string">
            <text:p>quanque</text:p>
          </table:table-cell>
          <table:table-cell office:value-type="string">
            <text:p>canque|cant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0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61</text:p>
          </table:table-cell>
          <table:table-cell office:value-type="string">
            <text:p>ataignant</text:p>
          </table:table-cell>
          <table:table-cell office:value-type="string">
            <text:p>ataind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3</text:p>
          </table:table-cell>
          <table:table-cell office:value-type="string">
            <text:p>hauber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4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65</text:p>
          </table:table-cell>
          <table:table-cell table:number-columns-repeated="2" office:value-type="string">
            <text:p>du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66</text:p>
          </table:table-cell>
          <table:table-cell office:value-type="string">
            <text:p>desronpant</text:p>
          </table:table-cell>
          <table:table-cell office:value-type="string">
            <text:p>deteneme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6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8</text:p>
          </table:table-cell>
          <table:table-cell office:value-type="string">
            <text:p>mailles</text:p>
          </table:table-cell>
          <table:table-cell office:value-type="string">
            <text:p>m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9</text:p>
          </table:table-cell>
          <table:table-cell office:value-type="string">
            <text:p>cheen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70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7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2</text:p>
          </table:table-cell>
          <table:table-cell office:value-type="string">
            <text:p>erbe</text:p>
          </table:table-cell>
          <table:table-cell office:value-type="string">
            <text:p>er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3</text:p>
          </table:table-cell>
          <table:table-cell office:value-type="string">
            <text:p>verdoiant</text:p>
          </table:table-cell>
          <table:table-cell office:value-type="string">
            <text:p>verdo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4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75</text:p>
          </table:table-cell>
          <table:table-cell office:value-type="string">
            <text:p>Belis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76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7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78</text:p>
          </table:table-cell>
          <table:table-cell office:value-type="string">
            <text:p>lentemant</text:p>
          </table:table-cell>
          <table:table-cell office:value-type="string">
            <text:p>gen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79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80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81</text:p>
          </table:table-cell>
          <table:table-cell office:value-type="string">
            <text:p>andui</text:p>
          </table:table-cell>
          <table:table-cell office:value-type="string">
            <text:p>ambedos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82</text:p>
          </table:table-cell>
          <table:table-cell office:value-type="string">
            <text:p>plain</text:p>
          </table:table-cell>
          <table:table-cell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8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8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85</text:p>
          </table:table-cell>
          <table:table-cell office:value-type="string">
            <text:p>hardema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8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87</text:p>
          </table:table-cell>
          <table:table-cell office:value-type="string">
            <text:p>duronda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89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90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91</text:p>
          </table:table-cell>
          <table:table-cell office:value-type="string">
            <text:p>reboisant</text:p>
          </table:table-cell>
          <table:table-cell office:value-type="string">
            <text:p>reman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92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93</text:p>
          </table:table-cell>
          <table:table-cell office:value-type="string">
            <text:p>couroçouse</text:p>
          </table:table-cell>
          <table:table-cell office:value-type="string">
            <text:p>compag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9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95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96</text:p>
          </table:table-cell>
          <table:table-cell office:value-type="string">
            <text:p>afebloiant</text:p>
          </table:table-cell>
          <table:table-cell office:value-type="string">
            <text:p>afebl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97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98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9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00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01</text:p>
          </table:table-cell>
          <table:table-cell office:value-type="string">
            <text:p>tretot</text:p>
          </table:table-cell>
          <table:table-cell office:value-type="string">
            <text:p>tresto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0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3</text:p>
          </table:table-cell>
          <table:table-cell office:value-type="string">
            <text:p>cue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4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005</text:p>
          </table:table-cell>
          <table:table-cell office:value-type="string">
            <text:p>mant</text:p>
          </table:table-cell>
          <table:table-cell office:value-type="string">
            <text:p>tan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06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07</text:p>
          </table:table-cell>
          <table:table-cell office:value-type="string">
            <text:p>croiez</text:p>
          </table:table-cell>
          <table:table-cell office:value-type="string">
            <text:p>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8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9</text:p>
          </table:table-cell>
          <table:table-cell office:value-type="string">
            <text:p>jete</text:p>
          </table:table-cell>
          <table:table-cell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10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11</text:p>
          </table:table-cell>
          <table:table-cell table:number-columns-repeated="2" office:value-type="string">
            <text:p>contr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12</text:p>
          </table:table-cell>
          <table:table-cell office:value-type="string">
            <text:p>orïant</text:p>
          </table:table-cell>
          <table:table-cell office:value-type="string">
            <text:p>orï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13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14</text:p>
          </table:table-cell>
          <table:table-cell office:value-type="string">
            <text:p>praïre</text:p>
          </table:table-cell>
          <table:table-cell office:value-type="string">
            <text:p>braire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>
            <text:p>A_w_0030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16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17</text:p>
          </table:table-cell>
          <table:table-cell office:value-type="string">
            <text:p>escordremant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18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1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20</text:p>
          </table:table-cell>
          <table:table-cell office:value-type="string">
            <text:p>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21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22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23</text:p>
          </table:table-cell>
          <table:table-cell office:value-type="string">
            <text:p>desus</text:p>
          </table:table-cell>
          <table:table-cell office:value-type="string">
            <text:p>des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24</text:p>
          </table:table-cell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25</text:p>
          </table:table-cell>
          <table:table-cell office:value-type="string">
            <text:p>giant</text:p>
          </table:table-cell>
          <table:table-cell office:value-type="string">
            <text:p>gent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2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027</text:p>
          </table:table-cell>
          <table:table-cell office:value-type="string">
            <text:p>ho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2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029</text:p>
          </table:table-cell>
          <table:table-cell office:value-type="string">
            <text:p>fame</text:p>
          </table:table-cell>
          <table:table-cell office:value-type="string">
            <text:p>fame|fem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0</text:p>
          </table:table-cell>
          <table:table-cell office:value-type="string">
            <text:p>fai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>
            <text:p>A_w_00303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32</text:p>
          </table:table-cell>
          <table:table-cell office:value-type="string">
            <text:p>to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3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03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3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7</text:p>
          </table:table-cell>
          <table:table-cell office:value-type="string">
            <text:p>virge</text:p>
          </table:table-cell>
          <table:table-cell office:value-type="string">
            <text:p>sie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8</text:p>
          </table:table-cell>
          <table:table-cell office:value-type="string">
            <text:p>nasqui</text:p>
          </table:table-cell>
          <table:table-cell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9</text:p>
          </table:table-cell>
          <table:table-cell office:value-type="string">
            <text:p>an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40</text:p>
          </table:table-cell>
          <table:table-cell office:value-type="string">
            <text:p>Belï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41</text:p>
          </table:table-cell>
          <table:table-cell office:value-type="string">
            <text:p>h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42</text:p>
          </table:table-cell>
          <table:table-cell office:value-type="string">
            <text:p>vra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43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44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45</text:p>
          </table:table-cell>
          <table:table-cell office:value-type="string">
            <text:p>com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>
            <text:p>A_w_003046</text:p>
          </table:table-cell>
          <table:table-cell office:value-type="string">
            <text:p>jel</text:p>
          </table:table-cell>
          <table:table-cell office:value-type="string">
            <text:p>bel1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47</text:p>
          </table:table-cell>
          <table:table-cell office:value-type="string">
            <text:p>croi</text:p>
          </table:table-cell>
          <table:table-cell office:value-type="string">
            <text:p>croire</text:p>
          </table:table-cell>
          <table:table-cell office:value-type="string">
            <text:p>ADJc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48</text:p>
          </table:table-cell>
          <table:table-cell office:value-type="string">
            <text:p>fermemant</text:p>
          </table:table-cell>
          <table:table-cell office:value-type="string">
            <text:p>ferm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49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050</text:p>
          </table:table-cell>
          <table:table-cell office:value-type="string">
            <text:p>ce</text:p>
          </table:table-cell>
          <table:table-cell office:value-type="string">
            <text:p>ci</text:p>
          </table:table-cell>
          <table:table-cell office:value-type="string">
            <text:p>PRO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5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52</text:p>
          </table:table-cell>
          <table:table-cell table:number-columns-repeated="2" office:value-type="string">
            <text:p>v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05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05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55</text:p>
          </table:table-cell>
          <table:table-cell office:value-type="string">
            <text:p>voi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56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57</text:p>
          </table:table-cell>
          <table:table-cell office:value-type="string">
            <text:p>disant</text:p>
          </table:table-cell>
          <table:table-cell office:value-type="string">
            <text:p>dire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58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5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6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06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6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063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64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65</text:p>
          </table:table-cell>
          <table:table-cell office:value-type="string">
            <text:p>morant</text:p>
          </table:table-cell>
          <table:table-cell office:value-type="string">
            <text:p>m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6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067</text:p>
          </table:table-cell>
          <table:table-cell office:value-type="string">
            <text:p>convertir</text:p>
          </table:table-cell>
          <table:table-cell office:value-type="string">
            <text:p>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68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69</text:p>
          </table:table-cell>
          <table:table-cell table:number-columns-repeated="2"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0</text:p>
          </table:table-cell>
          <table:table-cell office:value-type="string">
            <text:p>tirant</text:p>
          </table:table-cell>
          <table:table-cell office:value-type="string">
            <text:p>tira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2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3</text:p>
          </table:table-cell>
          <table:table-cell office:value-type="string">
            <text:p>baise</text:p>
          </table:table-cell>
          <table:table-cell office:value-type="string">
            <text:p>ba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4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07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77</text:p>
          </table:table-cell>
          <table:table-cell office:value-type="string">
            <text:p>levé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7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079</text:p>
          </table:table-cell>
          <table:table-cell table:number-columns-repeated="2" office:value-type="string">
            <text:p>tant</text:p>
          </table:table-cell>
          <table:table-cell office:value-type="string">
            <text:p>PRO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8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8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2</text:p>
          </table:table-cell>
          <table:table-cell table:number-columns-repeated="2"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84</text:p>
          </table:table-cell>
          <table:table-cell office:value-type="string">
            <text:p>mi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3085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6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7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>
            <text:p>A_w_003088</text:p>
          </table:table-cell>
          <table:table-cell table:number-columns-repeated="2" office:value-type="string">
            <text:p>ven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89</text:p>
          </table:table-cell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9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91</text:p>
          </table:table-cell>
          <table:table-cell office:value-type="string">
            <text:p>baro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92</text:p>
          </table:table-cell>
          <table:table-cell office:value-type="string">
            <text:p>combautre</text:p>
          </table:table-cell>
          <table:table-cell office:value-type="string">
            <text:p>combat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93</text:p>
          </table:table-cell>
          <table:table-cell office:value-type="string">
            <text:p>fierement</text:p>
          </table:table-cell>
          <table:table-cell office:value-type="string">
            <text:p>fie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9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95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9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9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098</text:p>
          </table:table-cell>
          <table:table-cell office:value-type="string">
            <text:p>avoient</text:p>
          </table:table-cell>
          <table:table-cell office:value-type="string">
            <text:p>avoiier|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99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100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01</text:p>
          </table:table-cell>
          <table:table-cell table:number-columns-repeated="2" office:value-type="string">
            <text:p>don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0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03</text:p>
          </table:table-cell>
          <table:table-cell office:value-type="string">
            <text:p>poissen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04</text:p>
          </table:table-cell>
          <table:table-cell office:value-type="string">
            <text:p>couvrir</text:p>
          </table:table-cell>
          <table:table-cell office:value-type="string">
            <text:p>covrir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>
            <text:p>A_w_003105</text:p>
          </table:table-cell>
          <table:table-cell office:value-type="string">
            <text:p>lor</text:p>
          </table:table-cell>
          <table:table-cell office:value-type="string">
            <text:p>l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06</text:p>
          </table:table-cell>
          <table:table-cell office:value-type="string">
            <text:p>pis</text:p>
          </table:table-cell>
          <table:table-cell office:value-type="string">
            <text:p>pic2|pis2|p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07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08</text:p>
          </table:table-cell>
          <table:table-cell office:value-type="string">
            <text:p>mout</text:p>
          </table:table-cell>
          <table:table-cell office:value-type="string">
            <text:p>tost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09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0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1</text:p>
          </table:table-cell>
          <table:table-cell office:value-type="string">
            <text:p>esto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12</text:p>
          </table:table-cell>
          <table:table-cell office:value-type="string">
            <text:p>orgeillous</text:p>
          </table:table-cell>
          <table:table-cell office:value-type="string">
            <text:p>provenc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14</text:p>
          </table:table-cell>
          <table:table-cell office:value-type="string">
            <text:p>felon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15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1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17</text:p>
          </table:table-cell>
          <table:table-cell office:value-type="string">
            <text:p>requierent</text:p>
          </table:table-cell>
          <table:table-cell office:value-type="string">
            <text:p>requer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1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9</text:p>
          </table:table-cell>
          <table:table-cell office:value-type="string">
            <text:p>nobile</text:p>
          </table:table-cell>
          <table:table-cell office:value-type="string">
            <text:p>nobíl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0</text:p>
          </table:table-cell>
          <table:table-cell table:number-columns-repeated="2"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2</text:p>
          </table:table-cell>
          <table:table-cell office:value-type="string">
            <text:p>qua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25</text:p>
          </table:table-cell>
          <table:table-cell office:value-type="string">
            <text:p>escria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2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27</text:p>
          </table:table-cell>
          <table:table-cell table:number-columns-repeated="2" office:value-type="string">
            <text:p>ha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28</text:p>
          </table:table-cell>
          <table:table-cell table:number-columns-repeated="2" office:value-type="string">
            <text:p>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29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30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31</text:p>
          </table:table-cell>
          <table:table-cell office:value-type="string">
            <text:p>frere</text:p>
          </table:table-cell>
          <table:table-cell office:value-type="string">
            <text:p>fr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32</text:p>
          </table:table-cell>
          <table:table-cell office:value-type="string">
            <text:p>qua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33</text:p>
          </table:table-cell>
          <table:table-cell office:value-type="string">
            <text:p>relenquis</text:p>
          </table:table-cell>
          <table:table-cell office:value-type="string">
            <text:p>relenqu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34</text:p>
          </table:table-cell>
          <table:table-cell office:value-type="string">
            <text:p>Mahom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3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136</text:p>
          </table:table-cell>
          <table:table-cell office:value-type="string">
            <text:p>croi</text:p>
          </table:table-cell>
          <table:table-cell office:value-type="string">
            <text:p>croi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3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38</text:p>
          </table:table-cell>
          <table:table-cell table:number-columns-repeated="2" office:value-type="string">
            <text:p>dieu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3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40</text:p>
          </table:table-cell>
          <table:table-cell office:value-type="string">
            <text:p>sofri</text:p>
          </table:table-cell>
          <table:table-cell office:value-type="string">
            <text:p>sof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41</text:p>
          </table:table-cell>
          <table:table-cell office:value-type="string">
            <text:p>pasïon</text:p>
          </table:table-cell>
          <table:table-cell office:value-type="string">
            <text:p>pass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42</text:p>
          </table:table-cell>
          <table:table-cell office:value-type="string">
            <text:p>ber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43</text:p>
          </table:table-cell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4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45</text:p>
          </table:table-cell>
          <table:table-cell office:value-type="string">
            <text:p>fai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4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14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148</text:p>
          </table:table-cell>
          <table:table-cell office:value-type="string">
            <text:p>reçoif</text:p>
          </table:table-cell>
          <table:table-cell office:value-type="string">
            <text:p>rece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4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50</text:p>
          </table:table-cell>
          <table:table-cell office:value-type="string">
            <text:p>don</text:p>
          </table:table-cell>
          <table:table-cell office:value-type="string">
            <text:p>do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1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53</text:p>
          </table:table-cell>
          <table:table-cell office:value-type="string">
            <text:p>Belsi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55</text:p>
          </table:table-cell>
          <table:table-cell office:value-type="string">
            <text:p>file</text:p>
          </table:table-cell>
          <table:table-cell office:value-type="string">
            <text:p>f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5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57</text:p>
          </table:table-cell>
          <table:table-cell office:value-type="string">
            <text:p>ro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8</text:p>
          </table:table-cell>
          <table:table-cell office:value-type="string">
            <text:p>Karlon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9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60</text:p>
          </table:table-cell>
          <table:table-cell office:value-type="string">
            <text:p>cousine</text:p>
          </table:table-cell>
          <table:table-cell office:value-type="string">
            <text:p>cos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6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62</text:p>
          </table:table-cell>
          <table:table-cell office:value-type="string">
            <text:p>germaine</text:p>
          </table:table-cell>
          <table:table-cell office:value-type="string">
            <text:p>vergoi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63</text:p>
          </table:table-cell>
          <table:table-cell office:value-type="string">
            <text:p>ce</text:p>
          </table:table-cell>
          <table:table-cell office:value-type="string">
            <text:p>soi1</text:p>
          </table:table-cell>
          <table:table-cell office:value-type="string">
            <text:p>PRO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64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65</text:p>
          </table:table-cell>
          <table:table-cell office:value-type="string">
            <text:p>on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66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67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68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69</text:p>
          </table:table-cell>
          <table:table-cell office:value-type="string">
            <text:p>dons</text:p>
          </table:table-cell>
          <table:table-cell office:value-type="string">
            <text:p>deus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70</text:p>
          </table:table-cell>
          <table:table-cell office:value-type="string">
            <text:p>sens</text:p>
          </table:table-cell>
          <table:table-cell office:value-type="string">
            <text:p>sans|se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71</text:p>
          </table:table-cell>
          <table:table-cell office:value-type="string">
            <text:p>nule</text:p>
          </table:table-cell>
          <table:table-cell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72</text:p>
          </table:table-cell>
          <table:table-cell office:value-type="string">
            <text:p>traïson</text:p>
          </table:table-cell>
          <table:table-cell office:value-type="string">
            <text:p>träison</text:p>
          </table:table-cell>
          <table:table-cell office:value-type="string">
            <text:p>NOMpr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7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74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75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76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77</text:p>
          </table:table-cell>
          <table:table-cell office:value-type="string">
            <text:p>soromes</text:p>
          </table:table-cell>
          <table:table-cell office:value-type="string">
            <text:p>estre1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78</text:p>
          </table:table-cell>
          <table:table-cell office:value-type="string">
            <text:p>compaignon</text:p>
          </table:table-cell>
          <table:table-cell office:value-type="string">
            <text:p>compag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7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180</text:p>
          </table:table-cell>
          <table:table-cell office:value-type="string">
            <text:p>conquerons</text:p>
          </table:table-cell>
          <table:table-cell office:value-type="string">
            <text:p>conoistre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318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82</text:p>
          </table:table-cell>
          <table:table-cell office:value-type="string">
            <text:p>chautiax</text:p>
          </table:table-cell>
          <table:table-cell office:value-type="string">
            <text:p>ch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8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84</text:p>
          </table:table-cell>
          <table:table-cell office:value-type="string">
            <text:p>dongon</text:p>
          </table:table-cell>
          <table:table-cell office:value-type="string">
            <text:p>do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8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8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8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88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8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90</text:p>
          </table:table-cell>
          <table:table-cell office:value-type="string">
            <text:p>quier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191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192</text:p>
          </table:table-cell>
          <table:table-cell office:value-type="string">
            <text:p>esperon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9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94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95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96</text:p>
          </table:table-cell>
          <table:table-cell office:value-type="string">
            <text:p>oi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97</text:p>
          </table:table-cell>
          <table:table-cell office:value-type="string">
            <text:p>plé</text:p>
          </table:table-cell>
          <table:table-cell office:value-type="string">
            <text:p>il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9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99</text:p>
          </table:table-cell>
          <table:table-cell office:value-type="string">
            <text:p>bricon</text:p>
          </table:table-cell>
          <table:table-cell office:value-type="string">
            <text:p>bricon1|brico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0</text:p>
          </table:table-cell>
          <table:table-cell office:value-type="string">
            <text:p>male</text:p>
          </table:table-cell>
          <table:table-cell office:value-type="string">
            <text:p>ma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1</text:p>
          </table:table-cell>
          <table:table-cell table:number-columns-repeated="2" office:value-type="string">
            <text:p>hon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02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03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0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0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06</text:p>
          </table:table-cell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3207</text:p>
          </table:table-cell>
          <table:table-cell office:value-type="string">
            <text:p>clerçon</text:p>
          </table:table-cell>
          <table:table-cell office:value-type="string">
            <text:p>clerj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8</text:p>
          </table:table-cell>
          <table:table-cell office:value-type="string">
            <text:p>faillé</text:p>
          </table:table-cell>
          <table:table-cell office:value-type="string">
            <text:p>maill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9</text:p>
          </table:table-cell>
          <table:table-cell office:value-type="string">
            <text:p>av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1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11</text:p>
          </table:table-cell>
          <table:table-cell office:value-type="string">
            <text:p>ce</text:p>
          </table:table-cell>
          <table:table-cell office:value-type="string">
            <text:p>l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12</text:p>
          </table:table-cell>
          <table:table-cell office:value-type="string">
            <text:p>primier</text:p>
          </table:table-cell>
          <table:table-cell office:value-type="string">
            <text:p>prem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13</text:p>
          </table:table-cell>
          <table:table-cell table:number-columns-repeated="2" office:value-type="string">
            <text:p>serm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1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15</text:p>
          </table:table-cell>
          <table:table-cell office:value-type="string">
            <text:p>savez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16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1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18</text:p>
          </table:table-cell>
          <table:table-cell office:value-type="string">
            <text:p>lire</text:p>
          </table:table-cell>
          <table:table-cell office:value-type="string">
            <text:p>il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19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0</text:p>
          </table:table-cell>
          <table:table-cell office:value-type="string">
            <text:p>leçon</text:p>
          </table:table-cell>
          <table:table-cell office:value-type="string">
            <text:p>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21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22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3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4</text:p>
          </table:table-cell>
          <table:table-cell office:value-type="string">
            <text:p>metre</text:p>
          </table:table-cell>
          <table:table-cell office:value-type="string">
            <text:p>metre2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25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22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7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28</text:p>
          </table:table-cell>
          <table:table-cell office:value-type="string">
            <text:p>apenron</text:p>
          </table:table-cell>
          <table:table-cell office:value-type="string">
            <text:p>ame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3230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31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32</text:p>
          </table:table-cell>
          <table:table-cell office:value-type="string">
            <text:p>puis</text:p>
          </table:table-cell>
          <table:table-cell office:value-type="string">
            <text:p>pöoi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33</text:p>
          </table:table-cell>
          <table:table-cell office:value-type="string">
            <text:p>encontrer</text:p>
          </table:table-cell>
          <table:table-cell office:value-type="string">
            <text:p>encont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3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35</text:p>
          </table:table-cell>
          <table:table-cell office:value-type="string">
            <text:p>bandon</text:p>
          </table:table-cell>
          <table:table-cell office:value-type="string">
            <text:p>band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36</text:p>
          </table:table-cell>
          <table:table-cell office:value-type="string">
            <text:p>gel</text:p>
          </table:table-cell>
          <table:table-cell office:value-type="string">
            <text:p>bel1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37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38</text:p>
          </table:table-cell>
          <table:table-cell office:value-type="string">
            <text:p>donrai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39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40</text:p>
          </table:table-cell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41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42</text:p>
          </table:table-cell>
          <table:table-cell office:value-type="string">
            <text:p>reon</text:p>
          </table:table-cell>
          <table:table-cell office:value-type="string">
            <text:p>roion1|roion2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43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44</text:p>
          </table:table-cell>
          <table:table-cell office:value-type="string">
            <text:p>poras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45</text:p>
          </table:table-cell>
          <table:table-cell table:number-columns-repeated="2" office:value-type="string">
            <text:p>di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46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47</text:p>
          </table:table-cell>
          <table:table-cell office:value-type="string">
            <text:p>ou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48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49</text:p>
          </table:table-cell>
          <table:table-cell table:number-columns-repeated="2"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50</text:p>
          </table:table-cell>
          <table:table-cell office:value-type="string">
            <text:p>vien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51</text:p>
          </table:table-cell>
          <table:table-cell table:number-columns-repeated="2" office:value-type="string">
            <text:p>ç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52</text:p>
          </table:table-cell>
          <table:table-cell table:number-columns-repeated="2" office:value-type="string">
            <text:p>c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53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4</text:p>
          </table:table-cell>
          <table:table-cell office:value-type="string">
            <text:p>t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55</text:p>
          </table:table-cell>
          <table:table-cell office:value-type="string">
            <text:p>apel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6</text:p>
          </table:table-cell>
          <table:table-cell office:value-type="string">
            <text:p>felon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9</text:p>
          </table:table-cell>
          <table:table-cell office:value-type="string">
            <text:p>entant</text:p>
          </table:table-cell>
          <table:table-cell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6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61</text:p>
          </table:table-cell>
          <table:table-cell office:value-type="string">
            <text:p>taint</text:p>
          </table:table-cell>
          <table:table-cell office:value-type="string">
            <text:p>taindre|teindre</text:p>
          </table:table-cell>
          <table:table-cell office:value-type="string">
            <text:p>NOMpro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62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63</text:p>
          </table:table-cell>
          <table:table-cell table:number-columns-repeated="2" office:value-type="string">
            <text:p>charb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6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65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66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67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68</text:p>
          </table:table-cell>
          <table:table-cell office:value-type="string">
            <text:p>sachiez</text:p>
          </table:table-cell>
          <table:table-cell office:value-type="string">
            <text:p>savoi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69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70</text:p>
          </table:table-cell>
          <table:table-cell office:value-type="string">
            <text:p>courocier</text:p>
          </table:table-cell>
          <table:table-cell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71</text:p>
          </table:table-cell>
          <table:table-cell office:value-type="string">
            <text:p>formant</text:p>
          </table:table-cell>
          <table:table-cell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72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73</text:p>
          </table:table-cell>
          <table:table-cell office:value-type="string">
            <text:p>poise</text:p>
          </table:table-cell>
          <table:table-cell office:value-type="string">
            <text:p>pes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74</text:p>
          </table:table-cell>
          <table:table-cell office:value-type="string">
            <text:p>qu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7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7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77</text:p>
          </table:table-cell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78</text:p>
          </table:table-cell>
          <table:table-cell office:value-type="string">
            <text:p>contralïer</text:p>
          </table:table-cell>
          <table:table-cell office:value-type="string">
            <text:p>contrari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79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0</text:p>
          </table:table-cell>
          <table:table-cell office:value-type="string">
            <text:p>duro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1</text:p>
          </table:table-cell>
          <table:table-cell table:number-columns-repeated="2" office:value-type="string">
            <text:p>dont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83</text:p>
          </table:table-cell>
          <table:table-cell office:value-type="string">
            <text:p>pung</text:p>
          </table:table-cell>
          <table:table-cell office:value-type="string">
            <text:p>po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86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7</text:p>
          </table:table-cell>
          <table:table-cell table:number-columns-repeated="2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89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90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91</text:p>
          </table:table-cell>
          <table:table-cell office:value-type="string">
            <text:p>hiaume</text:p>
          </table:table-cell>
          <table:table-cell office:value-type="string">
            <text:p>flamm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92</text:p>
          </table:table-cell>
          <table:table-cell office:value-type="string">
            <text:p>vergier</text:p>
          </table:table-cell>
          <table:table-cell office:value-type="string">
            <text:p>vergi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9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94</text:p>
          </table:table-cell>
          <table:table-cell office:value-type="string">
            <text:p>flors</text:p>
          </table:table-cell>
          <table:table-cell office:value-type="string">
            <text:p>flor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295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96</text:p>
          </table:table-cell>
          <table:table-cell office:value-type="string">
            <text:p>pieres</text:p>
          </table:table-cell>
          <table:table-cell office:value-type="string">
            <text:p>ga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9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298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99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00</text:p>
          </table:table-cell>
          <table:table-cell office:value-type="string">
            <text:p>trebuchier</text:p>
          </table:table-cell>
          <table:table-cell office:value-type="string">
            <text:p>treb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0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02</text:p>
          </table:table-cell>
          <table:table-cell office:value-type="string">
            <text:p>cop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03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0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0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06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07</text:p>
          </table:table-cell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08</text:p>
          </table:table-cell>
          <table:table-cell office:value-type="string">
            <text:p>ploier</text:p>
          </table:table-cell>
          <table:table-cell office:value-type="string">
            <text:p>ploi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09</text:p>
          </table:table-cell>
          <table:table-cell office:value-type="string">
            <text:p>dien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10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1</text:p>
          </table:table-cell>
          <table:table-cell office:value-type="string">
            <text:p>quel</text:p>
          </table:table-cell>
          <table:table-cell office:value-type="string">
            <text:p>quel1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12</text:p>
          </table:table-cell>
          <table:table-cell office:value-type="string">
            <text:p>cop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1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14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16</text:p>
          </table:table-cell>
          <table:table-cell office:value-type="string">
            <text:p>plusors</text:p>
          </table:table-cell>
          <table:table-cell office:value-type="string">
            <text:p>plu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7</text:p>
          </table:table-cell>
          <table:table-cell office:value-type="string">
            <text:p>dien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>
            <text:p>A_w_003318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19</text:p>
          </table:table-cell>
          <table:table-cell office:value-type="string">
            <text:p>cortois</text:p>
          </table:table-cell>
          <table:table-cell office:value-type="string">
            <text:p>corto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20</text:p>
          </table:table-cell>
          <table:table-cell office:value-type="string">
            <text:p>messagier</text:p>
          </table:table-cell>
          <table:table-cell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2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322</text:p>
          </table:table-cell>
          <table:table-cell office:value-type="string">
            <text:p>veincuz</text:p>
          </table:table-cell>
          <table:table-cell office:value-type="string">
            <text:p>veint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2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2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325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26</text:p>
          </table:table-cell>
          <table:table-cell office:value-type="string">
            <text:p>pu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27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28</text:p>
          </table:table-cell>
          <table:table-cell office:value-type="string">
            <text:p>aidier</text:p>
          </table:table-cell>
          <table:table-cell office:value-type="string">
            <text:p>aid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29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330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1</text:p>
          </table:table-cell>
          <table:table-cell office:value-type="string">
            <text:p>connoissent</text:p>
          </table:table-cell>
          <table:table-cell office:value-type="string">
            <text:p>conoistr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2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33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4</text:p>
          </table:table-cell>
          <table:table-cell office:value-type="string">
            <text:p>guerreer</text:p>
          </table:table-cell>
          <table:table-cell office:value-type="string">
            <text:p>guerre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3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6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3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8</text:p>
          </table:table-cell>
          <table:table-cell office:value-type="string">
            <text:p>saut</text:p>
          </table:table-cell>
          <table:table-cell office:value-type="string">
            <text:p>saut1|saut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3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40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41</text:p>
          </table:table-cell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2</text:p>
          </table:table-cell>
          <table:table-cell office:value-type="string">
            <text:p>cop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3</text:p>
          </table:table-cell>
          <table:table-cell office:value-type="string">
            <text:p>vengier</text:p>
          </table:table-cell>
          <table:table-cell office:value-type="string">
            <text:p>veng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4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45</text:p>
          </table:table-cell>
          <table:table-cell office:value-type="string">
            <text:p>iex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6</text:p>
          </table:table-cell>
          <table:table-cell office:value-type="string">
            <text:p>roïlle</text:p>
          </table:table-cell>
          <table:table-cell office:value-type="string">
            <text:p>röeill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47</text:p>
          </table:table-cell>
          <table:table-cell office:value-type="string">
            <text:p>ausi</text:p>
          </table:table-cell>
          <table:table-cell office:value-type="string">
            <text:p>aus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48</text:p>
          </table:table-cell>
          <table:table-cell office:value-type="string">
            <text:p>com</text:p>
          </table:table-cell>
          <table:table-cell office:value-type="string">
            <text:p>come1</text:p>
          </table:table-cell>
          <table:table-cell office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>
            <text:p>A_w_003349</text:p>
          </table:table-cell>
          <table:table-cell office:value-type="string">
            <text:p>liemier</text:p>
          </table:table-cell>
          <table:table-cell office:value-type="string">
            <text:p>lïem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50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351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35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54</text:p>
          </table:table-cell>
          <table:table-cell table:number-columns-repeated="2" office:value-type="string">
            <text:p>se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55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5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57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58</text:p>
          </table:table-cell>
          <table:table-cell office:value-type="string">
            <text:p>gaitier</text:p>
          </table:table-cell>
          <table:table-cell office:value-type="string">
            <text:p>gaitier|gestier|get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59</text:p>
          </table:table-cell>
          <table:table-cell office:value-type="string">
            <text:p>jamés</text:p>
          </table:table-cell>
          <table:table-cell office:value-type="string">
            <text:p>ja+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60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61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6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363</text:p>
          </table:table-cell>
          <table:table-cell office:value-type="string">
            <text:p>porra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64</text:p>
          </table:table-cell>
          <table:table-cell office:value-type="string">
            <text:p>chevachier</text:p>
          </table:table-cell>
          <table:table-cell office:value-type="string">
            <text:p>treb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65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6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6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68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6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370</text:p>
          </table:table-cell>
          <table:table-cell office:value-type="string">
            <text:p>ruiste</text:p>
          </table:table-cell>
          <table:table-cell office:value-type="string">
            <text:p>rus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2</text:p>
          </table:table-cell>
          <table:table-cell office:value-type="string">
            <text:p>mellee</text:p>
          </table:table-cell>
          <table:table-cell office:value-type="string">
            <text:p>mel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3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74</text:p>
          </table:table-cell>
          <table:table-cell table:number-columns-repeated="2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7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7</text:p>
          </table:table-cell>
          <table:table-cell office:value-type="string">
            <text:p>color</text:p>
          </table:table-cell>
          <table:table-cell office:value-type="string">
            <text:p>c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8</text:p>
          </table:table-cell>
          <table:table-cell office:value-type="string">
            <text:p>muee</text:p>
          </table:table-cell>
          <table:table-cell office:value-type="string">
            <text:p>m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9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0</text:p>
          </table:table-cell>
          <table:table-cell office:value-type="string">
            <text:p>couroçouse</text:p>
          </table:table-cell>
          <table:table-cell office:value-type="string">
            <text:p>esclavon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81</text:p>
          </table:table-cell>
          <table:table-cell table:number-columns-repeated="2" office:value-type="string">
            <text:p>dont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83</text:p>
          </table:table-cell>
          <table:table-cell office:value-type="string">
            <text:p>lemele</text:p>
          </table:table-cell>
          <table:table-cell office:value-type="string">
            <text:p>lem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8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85</text:p>
          </table:table-cell>
          <table:table-cell office:value-type="string">
            <text:p>le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86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87</text:p>
          </table:table-cell>
          <table:table-cell office:value-type="string">
            <text:p>neveu</text:p>
          </table:table-cell>
          <table:table-cell office:value-type="string">
            <text:p>nevo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8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89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0</text:p>
          </table:table-cell>
          <table:table-cell office:value-type="string">
            <text:p>fera</text:p>
          </table:table-cell>
          <table:table-cell office:value-type="string">
            <text:p>f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9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92</text:p>
          </table:table-cell>
          <table:table-cell office:value-type="string">
            <text:p>privee</text:p>
          </table:table-cell>
          <table:table-cell office:value-type="string">
            <text:p>pri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3</text:p>
          </table:table-cell>
          <table:table-cell office:value-type="string">
            <text:p>desus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94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5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7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99</text:p>
          </table:table-cell>
          <table:table-cell office:value-type="string">
            <text:p>entesee</text:p>
          </table:table-cell>
          <table:table-cell office:value-type="string">
            <text:p>entes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0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01</text:p>
          </table:table-cell>
          <table:table-cell office:value-type="string">
            <text:p>f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0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0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4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5</text:p>
          </table:table-cell>
          <table:table-cell table:number-columns-repeated="2" office:value-type="string">
            <text:p>bu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7</text:p>
          </table:table-cell>
          <table:table-cell office:value-type="string">
            <text:p>sevree</text:p>
          </table:table-cell>
          <table:table-cell office:value-type="string">
            <text:p>sevre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08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409</text:p>
          </table:table-cell>
          <table:table-cell office:value-type="string">
            <text:p>courouçouse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0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12</text:p>
          </table:table-cell>
          <table:table-cell office:value-type="string">
            <text:p>es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13</text:p>
          </table:table-cell>
          <table:table-cell office:value-type="string">
            <text:p>poins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414</text:p>
          </table:table-cell>
          <table:table-cell office:value-type="string">
            <text:p>tornee</text:p>
          </table:table-cell>
          <table:table-cell office:value-type="string">
            <text:p>tor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1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7</text:p>
          </table:table-cell>
          <table:table-cell table:number-columns-repeated="2"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8</text:p>
          </table:table-cell>
          <table:table-cell office:value-type="string">
            <text:p>cop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9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421</text:p>
          </table:table-cell>
          <table:table-cell office:value-type="string">
            <text:p>donne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2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3</text:p>
          </table:table-cell>
          <table:table-cell office:value-type="string">
            <text:p>colee</text:p>
          </table:table-cell>
          <table:table-cell office:value-type="string">
            <text:p>co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4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2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6</text:p>
          </table:table-cell>
          <table:table-cell table:number-columns-repeated="2"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7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4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0</text:p>
          </table:table-cell>
          <table:table-cell office:value-type="string">
            <text:p>mist</text:p>
          </table:table-cell>
          <table:table-cell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3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2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3</text:p>
          </table:table-cell>
          <table:table-cell office:value-type="string">
            <text:p>desus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34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3435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37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8</text:p>
          </table:table-cell>
          <table:table-cell office:value-type="string">
            <text:p>targe</text:p>
          </table:table-cell>
          <table:table-cell office:value-type="string">
            <text:p>tar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9</text:p>
          </table:table-cell>
          <table:table-cell office:value-type="string">
            <text:p>copee</text:p>
          </table:table-cell>
          <table:table-cell office:value-type="string">
            <text:p>coper|couper2|ço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44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42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43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5</text:p>
          </table:table-cell>
          <table:table-cell office:value-type="string">
            <text:p>cheï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4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447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4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9</text:p>
          </table:table-cell>
          <table:table-cell office:value-type="string">
            <text:p>pree</text:p>
          </table:table-cell>
          <table:table-cell office:value-type="string">
            <text:p>brie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0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1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52</text:p>
          </table:table-cell>
          <table:table-cell office:value-type="string">
            <text:p>hauberr</text:p>
          </table:table-cell>
          <table:table-cell office:value-type="string">
            <text:p>hauberc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453</text:p>
          </table:table-cell>
          <table:table-cell office:value-type="string">
            <text:p>consuit</text:p>
          </table:table-cell>
          <table:table-cell office:value-type="string">
            <text:p>consiv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5</text:p>
          </table:table-cell>
          <table:table-cell office:value-type="string">
            <text:p>gironnee</text:p>
          </table:table-cell>
          <table:table-cell office:value-type="string">
            <text:p>giro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6</text:p>
          </table:table-cell>
          <table:table-cell office:value-type="string">
            <text:p>Toute</text:p>
          </table:table-cell>
          <table:table-cell office:value-type="string">
            <text:p>jost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5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59</text:p>
          </table:table-cell>
          <table:table-cell office:value-type="string">
            <text:p>rompue</text:p>
          </table:table-cell>
          <table:table-cell office:value-type="string">
            <text:p>romp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461</text:p>
          </table:table-cell>
          <table:table-cell office:value-type="string">
            <text:p>depanee</text:p>
          </table:table-cell>
          <table:table-cell office:value-type="string">
            <text:p>despan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462</text:p>
          </table:table-cell>
          <table:table-cell office:value-type="string">
            <text:p>jusqu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63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6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5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67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68</text:p>
          </table:table-cell>
          <table:table-cell table:number-columns-repeated="2" office:value-type="string">
            <text:p>cou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46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0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1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72</text:p>
          </table:table-cell>
          <table:table-cell office:value-type="string">
            <text:p>resachier</text:p>
          </table:table-cell>
          <table:table-cell office:value-type="string">
            <text:p>resa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47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7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75</text:p>
          </table:table-cell>
          <table:table-cell office:value-type="string">
            <text:p>voiez</text:p>
          </table:table-cell>
          <table:table-cell office:value-type="string">
            <text:p>v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6</text:p>
          </table:table-cell>
          <table:table-cell office:value-type="string">
            <text:p>escrie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7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78</text:p>
          </table:table-cell>
          <table:table-cell office:value-type="string">
            <text:p>Mahomet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348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81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82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83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84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85</text:p>
          </table:table-cell>
          <table:table-cell office:value-type="string">
            <text:p>trenche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86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>
            <text:p>A_w_003487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348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89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90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91</text:p>
          </table:table-cell>
          <table:table-cell office:value-type="string">
            <text:p>esprovee</text:p>
          </table:table-cell>
          <table:table-cell office:value-type="string">
            <text:p>esp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92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9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94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9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96</text:p>
          </table:table-cell>
          <table:table-cell office:value-type="string">
            <text:p>piesme</text:p>
          </table:table-cell>
          <table:table-cell office:value-type="string">
            <text:p>pes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97</text:p>
          </table:table-cell>
          <table:table-cell office:value-type="string">
            <text:p>jornee</text:p>
          </table:table-cell>
          <table:table-cell office:value-type="string">
            <text:p>jorne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98</text:p>
          </table:table-cell>
          <table:table-cell office:value-type="string">
            <text:p>anqui</text:p>
          </table:table-cell>
          <table:table-cell office:value-type="string">
            <text:p>enc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99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50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501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502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50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504</text:p>
          </table:table-cell>
          <table:table-cell office:value-type="string">
            <text:p>coupee</text:p>
          </table:table-cell>
          <table:table-cell office:value-type="string">
            <text:p>co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18/07/2016</text:date>, <text:time>23:4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7-18T23:47:53.51</dc:date>
    <dc:creator>Lucence ING</dc:creator>
    <meta:editing-duration>PT6H10M13S</meta:editing-duration>
    <meta:editing-cycles>21</meta:editing-cycles>
    <meta:generator>OpenOffice/4.0.1$Win32 OpenOffice.org_project/401m5$Build-9714</meta:generator>
    <meta:document-statistic meta:table-count="1" meta:cell-count="13080" meta:object-count="0"/>
  </office:meta>
</office:document-meta>
</file>